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46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ce2" style:family="table-cell" style:parent-style-name="Default" style:data-style-name="N130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rezultati_simulacij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9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6" table:number-columns-repeated="16354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56258295757656" calcext:value-type="float">
            <text:p>0.0563</text:p>
          </table:table-cell>
          <table:table-cell office:value-type="float" office:value="0.150823210968488" calcext:value-type="float">
            <text:p>0.1508</text:p>
          </table:table-cell>
          <table:table-cell office:value-type="float" office:value="0.0994198823700729" calcext:value-type="float">
            <text:p>0.0994</text:p>
          </table:table-cell>
          <table:table-cell office:value-type="float" office:value="0.112130747976596" calcext:value-type="float">
            <text:p>0.1121</text:p>
          </table:table-cell>
          <table:table-cell office:value-type="float" office:value="0.0748918539722592" calcext:value-type="float">
            <text:p>0.0749</text:p>
          </table:table-cell>
          <table:table-cell office:value-type="float" office:value="0.301878155254544" calcext:value-type="float">
            <text:p>0.3019</text:p>
          </table:table-cell>
          <table:table-cell office:value-type="float" office:value="0.295063869795448" calcext:value-type="float">
            <text:p>0.2951</text:p>
          </table:table-cell>
          <table:table-cell table:number-columns-repeated="3"/>
          <table:table-cell office:value-type="float" office:value="37.6538317846283" calcext:value-type="float">
            <text:p>37.6538</text:p>
          </table:table-cell>
          <table:table-cell office:value-type="float" office:value="10.0034657565217" calcext:value-type="float">
            <text:p>10.0035</text:p>
          </table:table-cell>
          <table:table-cell office:value-type="float" office:value="7.45287643695097" calcext:value-type="float">
            <text:p>7.4529</text:p>
          </table:table-cell>
          <table:table-cell office:value-type="float" office:value="5.01617751391952" calcext:value-type="float">
            <text:p>5.0162</text:p>
          </table:table-cell>
          <table:table-cell office:value-type="float" office:value="12.1051602448546" calcext:value-type="float">
            <text:p>12.1052</text:p>
          </table:table-cell>
          <table:table-cell office:value-type="float" office:value="11.8751572001362" calcext:value-type="float">
            <text:p>11.8752</text:p>
          </table:table-cell>
          <table:table-cell table:number-columns-repeated="3"/>
          <table:table-cell office:value-type="float" office:value="0.177685552165884" calcext:value-type="float">
            <text:p>0.1777</text:p>
          </table:table-cell>
          <table:table-cell office:value-type="float" office:value="0.110382506407886" calcext:value-type="float">
            <text:p>0.1104</text:p>
          </table:table-cell>
          <table:table-cell office:value-type="float" office:value="0.125651362033263" calcext:value-type="float">
            <text:p>0.1257</text:p>
          </table:table-cell>
          <table:table-cell office:value-type="float" office:value="0.0800913316519108" calcext:value-type="float">
            <text:p>0.0801</text:p>
          </table:table-cell>
          <table:table-cell office:value-type="float" office:value="0.432664374916861" calcext:value-type="float">
            <text:p>0.4327</text:p>
          </table:table-cell>
          <table:table-cell office:value-type="float" office:value="0.422616664006975" calcext:value-type="float">
            <text:p>0.4226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780907395954573" calcext:value-type="float">
            <text:p>0.0781</text:p>
          </table:table-cell>
          <table:table-cell office:value-type="float" office:value="0.274237474426952" calcext:value-type="float">
            <text:p>0.2742</text:p>
          </table:table-cell>
          <table:table-cell office:value-type="float" office:value="0.181307210676092" calcext:value-type="float">
            <text:p>0.1813</text:p>
          </table:table-cell>
          <table:table-cell office:value-type="float" office:value="0.206884810411263" calcext:value-type="float">
            <text:p>0.2069</text:p>
          </table:table-cell>
          <table:table-cell office:value-type="float" office:value="0.136441970844694" calcext:value-type="float">
            <text:p>0.1364</text:p>
          </table:table-cell>
          <table:table-cell office:value-type="float" office:value="0.548844809616264" calcext:value-type="float">
            <text:p>0.5488</text:p>
          </table:table-cell>
          <table:table-cell office:value-type="float" office:value="0.541714288300642" calcext:value-type="float">
            <text:p>0.5417</text:p>
          </table:table-cell>
          <table:table-cell table:number-columns-repeated="3"/>
          <table:table-cell office:value-type="float" office:value="68.655207739152" calcext:value-type="float">
            <text:p>68.6552</text:p>
          </table:table-cell>
          <table:table-cell office:value-type="float" office:value="18.2809823364859" calcext:value-type="float">
            <text:p>18.2810</text:p>
          </table:table-cell>
          <table:table-cell office:value-type="float" office:value="13.8133717992136" calcext:value-type="float">
            <text:p>13.8134</text:p>
          </table:table-cell>
          <table:table-cell office:value-type="float" office:value="9.1157698714376" calcext:value-type="float">
            <text:p>9.1158</text:p>
          </table:table-cell>
          <table:table-cell office:value-type="float" office:value="21.9408453331969" calcext:value-type="float">
            <text:p>21.9408</text:p>
          </table:table-cell>
          <table:table-cell office:value-type="float" office:value="21.9752884882965" calcext:value-type="float">
            <text:p>21.9753</text:p>
          </table:table-cell>
          <table:table-cell table:number-columns-repeated="3"/>
          <table:table-cell office:value-type="float" office:value="0.372519399216418" calcext:value-type="float">
            <text:p>0.3725</text:p>
          </table:table-cell>
          <table:table-cell office:value-type="float" office:value="0.220089974160557" calcext:value-type="float">
            <text:p>0.2201</text:p>
          </table:table-cell>
          <table:table-cell office:value-type="float" office:value="0.261803834854739" calcext:value-type="float">
            <text:p>0.2618</text:p>
          </table:table-cell>
          <table:table-cell office:value-type="float" office:value="0.158863773924535" calcext:value-type="float">
            <text:p>0.1589</text:p>
          </table:table-cell>
          <table:table-cell office:value-type="float" office:value="1.22403332677379" calcext:value-type="float">
            <text:p>1.2240</text:p>
          </table:table-cell>
          <table:table-cell office:value-type="float" office:value="1.19213306136344" calcext:value-type="float">
            <text:p>1.1921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143333956099901" calcext:value-type="float">
            <text:p>0.1433</text:p>
          </table:table-cell>
          <table:table-cell office:value-type="float" office:value="0.395653875292826" calcext:value-type="float">
            <text:p>0.3957</text:p>
          </table:table-cell>
          <table:table-cell office:value-type="float" office:value="0.264805295624503" calcext:value-type="float">
            <text:p>0.2648</text:p>
          </table:table-cell>
          <table:table-cell office:value-type="float" office:value="0.291988895868562" calcext:value-type="float">
            <text:p>0.2920</text:p>
          </table:table-cell>
          <table:table-cell office:value-type="float" office:value="0.197658295292393" calcext:value-type="float">
            <text:p>0.1977</text:p>
          </table:table-cell>
          <table:table-cell office:value-type="float" office:value="0.784149045513268" calcext:value-type="float">
            <text:p>0.7841</text:p>
          </table:table-cell>
          <table:table-cell office:value-type="float" office:value="0.789483700418707" calcext:value-type="float">
            <text:p>0.7895</text:p>
          </table:table-cell>
          <table:table-cell table:number-columns-repeated="3"/>
          <table:table-cell office:value-type="float" office:value="98.9550266810738" calcext:value-type="float">
            <text:p>98.9550</text:p>
          </table:table-cell>
          <table:table-cell office:value-type="float" office:value="26.4927061444572" calcext:value-type="float">
            <text:p>26.4927</text:p>
          </table:table-cell>
          <table:table-cell office:value-type="float" office:value="19.6330123896761" calcext:value-type="float">
            <text:p>19.6330</text:p>
          </table:table-cell>
          <table:table-cell office:value-type="float" office:value="13.0605280348967" calcext:value-type="float">
            <text:p>13.0605</text:p>
          </table:table-cell>
          <table:table-cell office:value-type="float" office:value="31.4291524276597" calcext:value-type="float">
            <text:p>31.4292</text:p>
          </table:table-cell>
          <table:table-cell office:value-type="float" office:value="31.8408007166371" calcext:value-type="float">
            <text:p>31.8408</text:p>
          </table:table-cell>
          <table:table-cell table:number-columns-repeated="3"/>
          <table:table-cell office:value-type="float" office:value="0.636287699473106" calcext:value-type="float">
            <text:p>0.6363</text:p>
          </table:table-cell>
          <table:table-cell office:value-type="float" office:value="0.363274400276388" calcext:value-type="float">
            <text:p>0.3633</text:p>
          </table:table-cell>
          <table:table-cell office:value-type="float" office:value="0.413578993592779" calcext:value-type="float">
            <text:p>0.4136</text:p>
          </table:table-cell>
          <table:table-cell office:value-type="float" office:value="0.248116659751491" calcext:value-type="float">
            <text:p>0.2481</text:p>
          </table:table-cell>
          <table:table-cell office:value-type="float" office:value="3.61432376870186" calcext:value-type="float">
            <text:p>3.6143</text:p>
          </table:table-cell>
          <table:table-cell office:value-type="float" office:value="3.79315116463173" calcext:value-type="float">
            <text:p>3.7932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1" calcext:value-type="float">
            <text:p>1.0000</text:p>
          </table:table-cell>
          <table:table-cell office:value-type="float" office:value="2.37499852502583" calcext:value-type="float">
            <text:p>2.3750</text:p>
          </table:table-cell>
          <table:table-cell office:value-type="float" office:value="0.49471184352503" calcext:value-type="float">
            <text:p>0.4947</text:p>
          </table:table-cell>
          <table:table-cell office:value-type="float" office:value="0.329155947972469" calcext:value-type="float">
            <text:p>0.3292</text:p>
          </table:table-cell>
          <table:table-cell office:value-type="float" office:value="0.373024644923822" calcext:value-type="float">
            <text:p>0.3730</text:p>
          </table:table-cell>
          <table:table-cell office:value-type="float" office:value="0.246580035308237" calcext:value-type="float">
            <text:p>0.2466</text:p>
          </table:table-cell>
          <table:table-cell office:value-type="float" office:value="0.998160427396023" calcext:value-type="float">
            <text:p>0.9982</text:p>
          </table:table-cell>
          <table:table-cell office:value-type="float" office:value="0.986559435886925" calcext:value-type="float">
            <text:p>0.9866</text:p>
          </table:table-cell>
          <table:table-cell table:number-columns-repeated="3"/>
          <table:table-cell office:value-type="float" office:value="123.728033219895" calcext:value-type="float">
            <text:p>123.7280</text:p>
          </table:table-cell>
          <table:table-cell office:value-type="float" office:value="32.902678030656" calcext:value-type="float">
            <text:p>32.9027</text:p>
          </table:table-cell>
          <table:table-cell office:value-type="float" office:value="24.8951239076835" calcext:value-type="float">
            <text:p>24.8951</text:p>
          </table:table-cell>
          <table:table-cell office:value-type="float" office:value="16.5384741690088" calcext:value-type="float">
            <text:p>16.5385</text:p>
          </table:table-cell>
          <table:table-cell office:value-type="float" office:value="39.8113302154885" calcext:value-type="float">
            <text:p>39.8113</text:p>
          </table:table-cell>
          <table:table-cell office:value-type="float" office:value="39.5388247348689" calcext:value-type="float">
            <text:p>39.5388</text:p>
          </table:table-cell>
          <table:table-cell table:number-columns-repeated="3"/>
          <table:table-cell office:value-type="float" office:value="0.958658454656672" calcext:value-type="float">
            <text:p>0.9587</text:p>
          </table:table-cell>
          <table:table-cell office:value-type="float" office:value="0.492883225975672" calcext:value-type="float">
            <text:p>0.4929</text:p>
          </table:table-cell>
          <table:table-cell office:value-type="float" office:value="0.598858658942501" calcext:value-type="float">
            <text:p>0.5989</text:p>
          </table:table-cell>
          <table:table-cell office:value-type="float" office:value="0.328033652032642" calcext:value-type="float">
            <text:p>0.3280</text:p>
          </table:table-cell>
          <table:table-cell office:value-type="float" office:value="124.927651688399" calcext:value-type="float">
            <text:p>124.9277</text:p>
          </table:table-cell>
          <table:table-cell office:value-type="float" office:value="61.1504152876654" calcext:value-type="float">
            <text:p>61.1504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221253429672151" calcext:value-type="float">
            <text:p>0.0221</text:p>
          </table:table-cell>
          <table:table-cell office:value-type="float" office:value="0.220762347295973" calcext:value-type="float">
            <text:p>0.2208</text:p>
          </table:table-cell>
          <table:table-cell office:value-type="float" office:value="0.147473062224379" calcext:value-type="float">
            <text:p>0.1475</text:p>
          </table:table-cell>
          <table:table-cell office:value-type="float" office:value="0.166818040450271" calcext:value-type="float">
            <text:p>0.1668</text:p>
          </table:table-cell>
          <table:table-cell office:value-type="float" office:value="0.11080074207619" calcext:value-type="float">
            <text:p>0.1108</text:p>
          </table:table-cell>
          <table:table-cell office:value-type="float" office:value="0.300385742736185" calcext:value-type="float">
            <text:p>0.3004</text:p>
          </table:table-cell>
          <table:table-cell office:value-type="float" office:value="0.295282619767467" calcext:value-type="float">
            <text:p>0.2953</text:p>
          </table:table-cell>
          <table:table-cell office:value-type="float" office:value="0.29262887876211" calcext:value-type="float">
            <text:p>0.2926</text:p>
          </table:table-cell>
          <table:table-cell table:number-columns-repeated="2"/>
          <table:table-cell office:value-type="float" office:value="55.3821927197043" calcext:value-type="float">
            <text:p>55.3822</text:p>
          </table:table-cell>
          <table:table-cell office:value-type="float" office:value="14.6905138253808" calcext:value-type="float">
            <text:p>14.6905</text:p>
          </table:table-cell>
          <table:table-cell office:value-type="float" office:value="11.1045485121591" calcext:value-type="float">
            <text:p>11.1045</text:p>
          </table:table-cell>
          <table:table-cell office:value-type="float" office:value="7.35692310503394" calcext:value-type="float">
            <text:p>7.3569</text:p>
          </table:table-cell>
          <table:table-cell office:value-type="float" office:value="11.9489586246451" calcext:value-type="float">
            <text:p>11.9490</text:p>
          </table:table-cell>
          <table:table-cell office:value-type="float" office:value="11.8861833991774" calcext:value-type="float">
            <text:p>11.8862</text:p>
          </table:table-cell>
          <table:table-cell office:value-type="float" office:value="11.8122975143349" calcext:value-type="float">
            <text:p>11.8123</text:p>
          </table:table-cell>
          <table:table-cell table:number-columns-repeated="2"/>
          <table:table-cell office:value-type="float" office:value="0.281749871466534" calcext:value-type="float">
            <text:p>0.2817</text:p>
          </table:table-cell>
          <table:table-cell office:value-type="float" office:value="0.173380456770735" calcext:value-type="float">
            <text:p>0.1734</text:p>
          </table:table-cell>
          <table:table-cell office:value-type="float" office:value="0.201641304125143" calcext:value-type="float">
            <text:p>0.2016</text:p>
          </table:table-cell>
          <table:table-cell office:value-type="float" office:value="0.125096921311605" calcext:value-type="float">
            <text:p>0.1251</text:p>
          </table:table-cell>
          <table:table-cell office:value-type="float" office:value="0.427956531083075" calcext:value-type="float">
            <text:p>0.4280</text:p>
          </table:table-cell>
          <table:table-cell office:value-type="float" office:value="0.414888012874928" calcext:value-type="float">
            <text:p>0.4149</text:p>
          </table:table-cell>
          <table:table-cell office:value-type="float" office:value="0.41493520808338" calcext:value-type="float">
            <text:p>0.4149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269582362432592" calcext:value-type="float">
            <text:p>0.0270</text:p>
          </table:table-cell>
          <table:table-cell office:value-type="float" office:value="0.411503785826307" calcext:value-type="float">
            <text:p>0.4115</text:p>
          </table:table-cell>
          <table:table-cell office:value-type="float" office:value="0.270755089297298" calcext:value-type="float">
            <text:p>0.2708</text:p>
          </table:table-cell>
          <table:table-cell office:value-type="float" office:value="0.305815075388487" calcext:value-type="float">
            <text:p>0.3058</text:p>
          </table:table-cell>
          <table:table-cell office:value-type="float" office:value="0.204437635688286" calcext:value-type="float">
            <text:p>0.2044</text:p>
          </table:table-cell>
          <table:table-cell office:value-type="float" office:value="0.539120064656821" calcext:value-type="float">
            <text:p>0.5391</text:p>
          </table:table-cell>
          <table:table-cell office:value-type="float" office:value="0.544270351246651" calcext:value-type="float">
            <text:p>0.5443</text:p>
          </table:table-cell>
          <table:table-cell office:value-type="float" office:value="0.550154953815007" calcext:value-type="float">
            <text:p>0.5502</text:p>
          </table:table-cell>
          <table:table-cell table:number-columns-repeated="2"/>
          <table:table-cell office:value-type="float" office:value="102.274163344274" calcext:value-type="float">
            <text:p>102.2742</text:p>
          </table:table-cell>
          <table:table-cell office:value-type="float" office:value="27.1519312972344" calcext:value-type="float">
            <text:p>27.1519</text:p>
          </table:table-cell>
          <table:table-cell office:value-type="float" office:value="20.4350559122835" calcext:value-type="float">
            <text:p>20.4351</text:p>
          </table:table-cell>
          <table:table-cell office:value-type="float" office:value="13.7281800109922" calcext:value-type="float">
            <text:p>13.7282</text:p>
          </table:table-cell>
          <table:table-cell office:value-type="float" office:value="21.6544373918937" calcext:value-type="float">
            <text:p>21.6544</text:p>
          </table:table-cell>
          <table:table-cell office:value-type="float" office:value="21.6794361010429" calcext:value-type="float">
            <text:p>21.6794</text:p>
          </table:table-cell>
          <table:table-cell office:value-type="float" office:value="21.8866476235461" calcext:value-type="float">
            <text:p>21.8866</text:p>
          </table:table-cell>
          <table:table-cell table:number-columns-repeated="2"/>
          <table:table-cell office:value-type="float" office:value="0.682702739475437" calcext:value-type="float">
            <text:p>0.6827</text:p>
          </table:table-cell>
          <table:table-cell office:value-type="float" office:value="0.371052409808139" calcext:value-type="float">
            <text:p>0.3711</text:p>
          </table:table-cell>
          <table:table-cell office:value-type="float" office:value="0.443125758441395" calcext:value-type="float">
            <text:p>0.4431</text:p>
          </table:table-cell>
          <table:table-cell office:value-type="float" office:value="0.257873077365193" calcext:value-type="float">
            <text:p>0.2579</text:p>
          </table:table-cell>
          <table:table-cell office:value-type="float" office:value="1.15648361840347" calcext:value-type="float">
            <text:p>1.1565</text:p>
          </table:table-cell>
          <table:table-cell office:value-type="float" office:value="1.21359532008679" calcext:value-type="float">
            <text:p>1.2136</text:p>
          </table:table-cell>
          <table:table-cell office:value-type="float" office:value="1.21927828746304" calcext:value-type="float">
            <text:p>1.2193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344416613168666" calcext:value-type="float">
            <text:p>0.0344</text:p>
          </table:table-cell>
          <table:table-cell office:value-type="float" office:value="0.593515874482146" calcext:value-type="float">
            <text:p>0.5935</text:p>
          </table:table-cell>
          <table:table-cell office:value-type="float" office:value="0.396885636198552" calcext:value-type="float">
            <text:p>0.3969</text:p>
          </table:table-cell>
          <table:table-cell office:value-type="float" office:value="0.440017100020816" calcext:value-type="float">
            <text:p>0.4400</text:p>
          </table:table-cell>
          <table:table-cell office:value-type="float" office:value="0.296163936445772" calcext:value-type="float">
            <text:p>0.2962</text:p>
          </table:table-cell>
          <table:table-cell office:value-type="float" office:value="0.787599649339262" calcext:value-type="float">
            <text:p>0.7876</text:p>
          </table:table-cell>
          <table:table-cell office:value-type="float" office:value="0.781986801919766" calcext:value-type="float">
            <text:p>0.7820</text:p>
          </table:table-cell>
          <table:table-cell office:value-type="float" office:value="0.794191228028357" calcext:value-type="float">
            <text:p>0.7942</text:p>
          </table:table-cell>
          <table:table-cell table:number-columns-repeated="2"/>
          <table:table-cell office:value-type="float" office:value="148.269444234216" calcext:value-type="float">
            <text:p>148.2694</text:p>
          </table:table-cell>
          <table:table-cell office:value-type="float" office:value="39.5117810278055" calcext:value-type="float">
            <text:p>39.5118</text:p>
          </table:table-cell>
          <table:table-cell office:value-type="float" office:value="29.5113509161286" calcext:value-type="float">
            <text:p>29.5114</text:p>
          </table:table-cell>
          <table:table-cell office:value-type="float" office:value="19.7531130795552" calcext:value-type="float">
            <text:p>19.7531</text:p>
          </table:table-cell>
          <table:table-cell office:value-type="float" office:value="31.5988705717239" calcext:value-type="float">
            <text:p>31.5989</text:p>
          </table:table-cell>
          <table:table-cell office:value-type="float" office:value="31.4794408947805" calcext:value-type="float">
            <text:p>31.4794</text:p>
          </table:table-cell>
          <table:table-cell office:value-type="float" office:value="31.6771942203239" calcext:value-type="float">
            <text:p>31.6772</text:p>
          </table:table-cell>
          <table:table-cell table:number-columns-repeated="2"/>
          <table:table-cell office:value-type="float" office:value="1.41822977745676" calcext:value-type="float">
            <text:p>1.4182</text:p>
          </table:table-cell>
          <table:table-cell office:value-type="float" office:value="0.663758146399319" calcext:value-type="float">
            <text:p>0.6638</text:p>
          </table:table-cell>
          <table:table-cell office:value-type="float" office:value="0.78754054996823" calcext:value-type="float">
            <text:p>0.7875</text:p>
          </table:table-cell>
          <table:table-cell office:value-type="float" office:value="0.423445443759192" calcext:value-type="float">
            <text:p>0.4234</text:p>
          </table:table-cell>
          <table:table-cell office:value-type="float" office:value="3.64333361228495" calcext:value-type="float">
            <text:p>3.6433</text:p>
          </table:table-cell>
          <table:table-cell office:value-type="float" office:value="3.41698339687935" calcext:value-type="float">
            <text:p>3.4170</text:p>
          </table:table-cell>
          <table:table-cell office:value-type="float" office:value="3.86635364264659" calcext:value-type="float">
            <text:p>3.8664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0475908327718561" calcext:value-type="float">
            <text:p>0.0476</text:p>
          </table:table-cell>
          <table:table-cell office:value-type="float" office:value="0.739949553468859" calcext:value-type="float">
            <text:p>0.7399</text:p>
          </table:table-cell>
          <table:table-cell office:value-type="float" office:value="0.494760097799573" calcext:value-type="float">
            <text:p>0.4948</text:p>
          </table:table-cell>
          <table:table-cell office:value-type="float" office:value="0.559923026613484" calcext:value-type="float">
            <text:p>0.5599</text:p>
          </table:table-cell>
          <table:table-cell office:value-type="float" office:value="0.372390172767417" calcext:value-type="float">
            <text:p>0.3724</text:p>
          </table:table-cell>
          <table:table-cell office:value-type="float" office:value="0.996211073918883" calcext:value-type="float">
            <text:p>0.9962</text:p>
          </table:table-cell>
          <table:table-cell office:value-type="float" office:value="0.975708778929402" calcext:value-type="float">
            <text:p>0.9757</text:p>
          </table:table-cell>
          <table:table-cell office:value-type="float" office:value="0.981617217092427" calcext:value-type="float">
            <text:p>0.9816</text:p>
          </table:table-cell>
          <table:table-cell table:number-columns-repeated="2"/>
          <table:table-cell office:value-type="float" office:value="185.397708425154" calcext:value-type="float">
            <text:p>185.3977</text:p>
          </table:table-cell>
          <table:table-cell office:value-type="float" office:value="49.4214970390911" calcext:value-type="float">
            <text:p>49.4215</text:p>
          </table:table-cell>
          <table:table-cell office:value-type="float" office:value="37.2624158628817" calcext:value-type="float">
            <text:p>37.2624</text:p>
          </table:table-cell>
          <table:table-cell office:value-type="float" office:value="24.7578810396102" calcext:value-type="float">
            <text:p>24.7579</text:p>
          </table:table-cell>
          <table:table-cell office:value-type="float" office:value="39.7842829364589" calcext:value-type="float">
            <text:p>39.7843</text:p>
          </table:table-cell>
          <table:table-cell office:value-type="float" office:value="39.4438197915212" calcext:value-type="float">
            <text:p>39.4438</text:p>
          </table:table-cell>
          <table:table-cell office:value-type="float" office:value="39.3867062672076" calcext:value-type="float">
            <text:p>39.3867</text:p>
          </table:table-cell>
          <table:table-cell table:number-columns-repeated="2"/>
          <table:table-cell office:value-type="float" office:value="2.84137580175074" calcext:value-type="float">
            <text:p>2.8414</text:p>
          </table:table-cell>
          <table:table-cell office:value-type="float" office:value="0.984344429740633" calcext:value-type="float">
            <text:p>0.9843</text:p>
          </table:table-cell>
          <table:table-cell office:value-type="float" office:value="1.25183141183996" calcext:value-type="float">
            <text:p>1.2518</text:p>
          </table:table-cell>
          <table:table-cell office:value-type="float" office:value="0.598621946267891" calcext:value-type="float">
            <text:p>0.5986</text:p>
          </table:table-cell>
          <table:table-cell office:value-type="float" office:value="122.468645525935" calcext:value-type="float">
            <text:p>122.4686</text:p>
          </table:table-cell>
          <table:table-cell office:value-type="float" office:value="35.1988260688485" calcext:value-type="float">
            <text:p>35.1988</text:p>
          </table:table-cell>
          <table:table-cell office:value-type="float" office:value="50.7413838994342" calcext:value-type="float">
            <text:p>50.7414</text:p>
          </table:table-cell>
          <table:table-cell table:number-columns-repeated="16356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236068226083716" calcext:value-type="float">
            <text:p>0.0236</text:p>
          </table:table-cell>
          <table:table-cell office:value-type="float" office:value="0.296580405327421" calcext:value-type="float">
            <text:p>0.2966</text:p>
          </table:table-cell>
          <table:table-cell office:value-type="float" office:value="0.197130990138646" calcext:value-type="float">
            <text:p>0.1971</text:p>
          </table:table-cell>
          <table:table-cell office:value-type="float" office:value="0.221513565550475" calcext:value-type="float">
            <text:p>0.2215</text:p>
          </table:table-cell>
          <table:table-cell office:value-type="float" office:value="0.14653804052461" calcext:value-type="float">
            <text:p>0.1465</text:p>
          </table:table-cell>
          <table:table-cell office:value-type="float" office:value="0.295711782881705" calcext:value-type="float">
            <text:p>0.2957</text:p>
          </table:table-cell>
          <table:table-cell office:value-type="float" office:value="0.294333381722826" calcext:value-type="float">
            <text:p>0.2943</text:p>
          </table:table-cell>
          <table:table-cell office:value-type="float" office:value="0.293312803567884" calcext:value-type="float">
            <text:p>0.2933</text:p>
          </table:table-cell>
          <table:table-cell office:value-type="float" office:value="0.300652197909973" calcext:value-type="float">
            <text:p>0.3007</text:p>
          </table:table-cell>
          <table:table-cell/>
          <table:table-cell office:value-type="float" office:value="74.3033369645094" calcext:value-type="float">
            <text:p>74.3033</text:p>
          </table:table-cell>
          <table:table-cell office:value-type="float" office:value="19.8622231928816" calcext:value-type="float">
            <text:p>19.8622</text:p>
          </table:table-cell>
          <table:table-cell office:value-type="float" office:value="14.9100007286461" calcext:value-type="float">
            <text:p>14.9100</text:p>
          </table:table-cell>
          <table:table-cell office:value-type="float" office:value="9.87055603792591" calcext:value-type="float">
            <text:p>9.8706</text:p>
          </table:table-cell>
          <table:table-cell office:value-type="float" office:value="11.9027783594621" calcext:value-type="float">
            <text:p>11.9028</text:p>
          </table:table-cell>
          <table:table-cell office:value-type="float" office:value="11.8900005810598" calcext:value-type="float">
            <text:p>11.8900</text:p>
          </table:table-cell>
          <table:table-cell office:value-type="float" office:value="11.8116672438984" calcext:value-type="float">
            <text:p>11.8117</text:p>
          </table:table-cell>
          <table:table-cell office:value-type="float" office:value="11.9088894708718" calcext:value-type="float">
            <text:p>11.9089</text:p>
          </table:table-cell>
          <table:table-cell/>
          <table:table-cell office:value-type="float" office:value="0.415368008884838" calcext:value-type="float">
            <text:p>0.4154</text:p>
          </table:table-cell>
          <table:table-cell office:value-type="float" office:value="0.246204777436272" calcext:value-type="float">
            <text:p>0.2462</text:p>
          </table:table-cell>
          <table:table-cell office:value-type="float" office:value="0.285941267336299" calcext:value-type="float">
            <text:p>0.2859</text:p>
          </table:table-cell>
          <table:table-cell office:value-type="float" office:value="0.17196954872239" calcext:value-type="float">
            <text:p>0.1720</text:p>
          </table:table-cell>
          <table:table-cell office:value-type="float" office:value="0.425310978928032" calcext:value-type="float">
            <text:p>0.4253</text:p>
          </table:table-cell>
          <table:table-cell office:value-type="float" office:value="0.418341787043094" calcext:value-type="float">
            <text:p>0.4183</text:p>
          </table:table-cell>
          <table:table-cell office:value-type="float" office:value="0.419324558197876" calcext:value-type="float">
            <text:p>0.4193</text:p>
          </table:table-cell>
          <table:table-cell office:value-type="float" office:value="0.429581402804159" calcext:value-type="float">
            <text:p>0.4296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319557317232569" calcext:value-type="float">
            <text:p>0.0320</text:p>
          </table:table-cell>
          <table:table-cell office:value-type="float" office:value="0.545177688781481" calcext:value-type="float">
            <text:p>0.5452</text:p>
          </table:table-cell>
          <table:table-cell office:value-type="float" office:value="0.36172539744306" calcext:value-type="float">
            <text:p>0.3617</text:p>
          </table:table-cell>
          <table:table-cell office:value-type="float" office:value="0.409491567965872" calcext:value-type="float">
            <text:p>0.4095</text:p>
          </table:table-cell>
          <table:table-cell office:value-type="float" office:value="0.271539489213029" calcext:value-type="float">
            <text:p>0.2715</text:p>
          </table:table-cell>
          <table:table-cell office:value-type="float" office:value="0.549789292281034" calcext:value-type="float">
            <text:p>0.5498</text:p>
          </table:table-cell>
          <table:table-cell office:value-type="float" office:value="0.545488796234558" calcext:value-type="float">
            <text:p>0.5455</text:p>
          </table:table-cell>
          <table:table-cell office:value-type="float" office:value="0.544023354633866" calcext:value-type="float">
            <text:p>0.5440</text:p>
          </table:table-cell>
          <table:table-cell office:value-type="float" office:value="0.547330950643655" calcext:value-type="float">
            <text:p>0.5473</text:p>
          </table:table-cell>
          <table:table-cell/>
          <table:table-cell office:value-type="float" office:value="136.547384992623" calcext:value-type="float">
            <text:p>136.5474</text:p>
          </table:table-cell>
          <table:table-cell office:value-type="float" office:value="36.220610451196" calcext:value-type="float">
            <text:p>36.2206</text:p>
          </table:table-cell>
          <table:table-cell office:value-type="float" office:value="27.3894722118644" calcext:value-type="float">
            <text:p>27.3895</text:p>
          </table:table-cell>
          <table:table-cell office:value-type="float" office:value="18.3205704217726" calcext:value-type="float">
            <text:p>18.3206</text:p>
          </table:table-cell>
          <table:table-cell office:value-type="float" office:value="21.9681299411443" calcext:value-type="float">
            <text:p>21.9681</text:p>
          </table:table-cell>
          <table:table-cell office:value-type="float" office:value="21.687035649825" calcext:value-type="float">
            <text:p>21.6870</text:p>
          </table:table-cell>
          <table:table-cell office:value-type="float" office:value="21.7570314614974" calcext:value-type="float">
            <text:p>21.7570</text:p>
          </table:table-cell>
          <table:table-cell office:value-type="float" office:value="21.9553529279025" calcext:value-type="float">
            <text:p>21.9554</text:p>
          </table:table-cell>
          <table:table-cell/>
          <table:table-cell office:value-type="float" office:value="1.16437976569195" calcext:value-type="float">
            <text:p>1.1644</text:p>
          </table:table-cell>
          <table:table-cell office:value-type="float" office:value="0.565556932390196" calcext:value-type="float">
            <text:p>0.5656</text:p>
          </table:table-cell>
          <table:table-cell office:value-type="float" office:value="0.688405970547453" calcext:value-type="float">
            <text:p>0.6884</text:p>
          </table:table-cell>
          <table:table-cell office:value-type="float" office:value="0.375283990197405" calcext:value-type="float">
            <text:p>0.3753</text:p>
          </table:table-cell>
          <table:table-cell office:value-type="float" office:value="1.21441545304117" calcext:value-type="float">
            <text:p>1.2144</text:p>
          </table:table-cell>
          <table:table-cell office:value-type="float" office:value="1.19129421292035" calcext:value-type="float">
            <text:p>1.1913</text:p>
          </table:table-cell>
          <table:table-cell office:value-type="float" office:value="1.21343035629446" calcext:value-type="float">
            <text:p>1.2134</text:p>
          </table:table-cell>
          <table:table-cell office:value-type="float" office:value="1.20920607190732" calcext:value-type="float">
            <text:p>1.2092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555325731531787" calcext:value-type="float">
            <text:p>0.0555</text:p>
          </table:table-cell>
          <table:table-cell office:value-type="float" office:value="0.791918550145671" calcext:value-type="float">
            <text:p>0.7919</text:p>
          </table:table-cell>
          <table:table-cell office:value-type="float" office:value="0.528157731839191" calcext:value-type="float">
            <text:p>0.5282</text:p>
          </table:table-cell>
          <table:table-cell office:value-type="float" office:value="0.593463840516207" calcext:value-type="float">
            <text:p>0.5935</text:p>
          </table:table-cell>
          <table:table-cell office:value-type="float" office:value="0.389667586513177" calcext:value-type="float">
            <text:p>0.3897</text:p>
          </table:table-cell>
          <table:table-cell office:value-type="float" office:value="0.79549021215356" calcext:value-type="float">
            <text:p>0.7955</text:p>
          </table:table-cell>
          <table:table-cell office:value-type="float" office:value="0.797151538595893" calcext:value-type="float">
            <text:p>0.7972</text:p>
          </table:table-cell>
          <table:table-cell office:value-type="float" office:value="0.783394971480907" calcext:value-type="float">
            <text:p>0.7834</text:p>
          </table:table-cell>
          <table:table-cell office:value-type="float" office:value="0.790797112053903" calcext:value-type="float">
            <text:p>0.7908</text:p>
          </table:table-cell>
          <table:table-cell/>
          <table:table-cell office:value-type="float" office:value="197.686398282286" calcext:value-type="float">
            <text:p>197.6864</text:p>
          </table:table-cell>
          <table:table-cell office:value-type="float" office:value="52.7807373700167" calcext:value-type="float">
            <text:p>52.7807</text:p>
          </table:table-cell>
          <table:table-cell office:value-type="float" office:value="39.5047270725234" calcext:value-type="float">
            <text:p>39.5047</text:p>
          </table:table-cell>
          <table:table-cell office:value-type="float" office:value="26.1842763874072" calcext:value-type="float">
            <text:p>26.1843</text:p>
          </table:table-cell>
          <table:table-cell office:value-type="float" office:value="31.812095975001" calcext:value-type="float">
            <text:p>31.8121</text:p>
          </table:table-cell>
          <table:table-cell office:value-type="float" office:value="31.7559899856271" calcext:value-type="float">
            <text:p>31.7560</text:p>
          </table:table-cell>
          <table:table-cell office:value-type="float" office:value="31.4860146308181" calcext:value-type="float">
            <text:p>31.4860</text:p>
          </table:table-cell>
          <table:table-cell office:value-type="float" office:value="31.7376583257327" calcext:value-type="float">
            <text:p>31.7377</text:p>
          </table:table-cell>
          <table:table-cell/>
          <table:table-cell office:value-type="float" office:value="3.80864159500451" calcext:value-type="float">
            <text:p>3.8086</text:p>
          </table:table-cell>
          <table:table-cell office:value-type="float" office:value="1.11258345750649" calcext:value-type="float">
            <text:p>1.1126</text:p>
          </table:table-cell>
          <table:table-cell office:value-type="float" office:value="1.47014880236301" calcext:value-type="float">
            <text:p>1.4701</text:p>
          </table:table-cell>
          <table:table-cell office:value-type="float" office:value="0.63939089884791" calcext:value-type="float">
            <text:p>0.6394</text:p>
          </table:table-cell>
          <table:table-cell office:value-type="float" office:value="3.78400830671499" calcext:value-type="float">
            <text:p>3.7840</text:p>
          </table:table-cell>
          <table:table-cell office:value-type="float" office:value="3.8817885323221" calcext:value-type="float">
            <text:p>3.8818</text:p>
          </table:table-cell>
          <table:table-cell office:value-type="float" office:value="3.66054557602858" calcext:value-type="float">
            <text:p>3.6605</text:p>
          </table:table-cell>
          <table:table-cell office:value-type="float" office:value="3.75687935750966" calcext:value-type="float">
            <text:p>3.7569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623502504401836" calcext:value-type="float">
            <text:p>0.6235</text:p>
          </table:table-cell>
          <table:table-cell office:value-type="float" office:value="0.986106632441087" calcext:value-type="float">
            <text:p>0.9861</text:p>
          </table:table-cell>
          <table:table-cell office:value-type="float" office:value="0.660679091744206" calcext:value-type="float">
            <text:p>0.6607</text:p>
          </table:table-cell>
          <table:table-cell office:value-type="float" office:value="0.738983678756141" calcext:value-type="float">
            <text:p>0.7390</text:p>
          </table:table-cell>
          <table:table-cell office:value-type="float" office:value="0.489497195543276" calcext:value-type="float">
            <text:p>0.4895</text:p>
          </table:table-cell>
          <table:table-cell office:value-type="float" office:value="0.991550894873743" calcext:value-type="float">
            <text:p>0.9916</text:p>
          </table:table-cell>
          <table:table-cell office:value-type="float" office:value="0.977408511992378" calcext:value-type="float">
            <text:p>0.9774</text:p>
          </table:table-cell>
          <table:table-cell office:value-type="float" office:value="0.983343650641019" calcext:value-type="float">
            <text:p>0.9833</text:p>
          </table:table-cell>
          <table:table-cell office:value-type="float" office:value="0.99529643331295" calcext:value-type="float">
            <text:p>0.9953</text:p>
          </table:table-cell>
          <table:table-cell/>
          <table:table-cell office:value-type="float" office:value="246.811969791897" calcext:value-type="float">
            <text:p>246.8120</text:p>
          </table:table-cell>
          <table:table-cell office:value-type="float" office:value="65.9861361071452" calcext:value-type="float">
            <text:p>65.9861</text:p>
          </table:table-cell>
          <table:table-cell office:value-type="float" office:value="49.3016527024831" calcext:value-type="float">
            <text:p>49.3017</text:p>
          </table:table-cell>
          <table:table-cell office:value-type="float" office:value="32.5269978523648" calcext:value-type="float">
            <text:p>32.5270</text:p>
          </table:table-cell>
          <table:table-cell office:value-type="float" office:value="39.4558159771457" calcext:value-type="float">
            <text:p>39.4558</text:p>
          </table:table-cell>
          <table:table-cell office:value-type="float" office:value="39.2555579203656" calcext:value-type="float">
            <text:p>39.2556</text:p>
          </table:table-cell>
          <table:table-cell office:value-type="float" office:value="39.4807099344803" calcext:value-type="float">
            <text:p>39.4807</text:p>
          </table:table-cell>
          <table:table-cell office:value-type="float" office:value="39.7036491523874" calcext:value-type="float">
            <text:p>39.7036</text:p>
          </table:table-cell>
          <table:table-cell/>
          <table:table-cell office:value-type="float" office:value="92.3743214116724" calcext:value-type="float">
            <text:p>92.3743</text:p>
          </table:table-cell>
          <table:table-cell office:value-type="float" office:value="1.98988244775902" calcext:value-type="float">
            <text:p>1.9899</text:p>
          </table:table-cell>
          <table:table-cell office:value-type="float" office:value="2.89094393126469" calcext:value-type="float">
            <text:p>2.8909</text:p>
          </table:table-cell>
          <table:table-cell office:value-type="float" office:value="0.965084786771694" calcext:value-type="float">
            <text:p>0.9651</text:p>
          </table:table-cell>
          <table:table-cell office:value-type="float" office:value="65.5139041527629" calcext:value-type="float">
            <text:p>65.5139</text:p>
          </table:table-cell>
          <table:table-cell office:value-type="float" office:value="41.207150247114" calcext:value-type="float">
            <text:p>41.2072</text:p>
          </table:table-cell>
          <table:table-cell office:value-type="float" office:value="60.6287130232682" calcext:value-type="float">
            <text:p>60.6287</text:p>
          </table:table-cell>
          <table:table-cell office:value-type="float" office:value="179.000736146022" calcext:value-type="float">
            <text:p>179.0007</text:p>
          </table:table-cell>
          <table:table-cell table:number-columns-repeated="16355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232569040096442" calcext:value-type="float">
            <text:p>0.0233</text:p>
          </table:table-cell>
          <table:table-cell office:value-type="float" office:value="0.29291512356701" calcext:value-type="float">
            <text:p>0.2929</text:p>
          </table:table-cell>
          <table:table-cell office:value-type="float" office:value="0.196531558245524" calcext:value-type="float">
            <text:p>0.1965</text:p>
          </table:table-cell>
          <table:table-cell office:value-type="float" office:value="0.220536466298024" calcext:value-type="float">
            <text:p>0.2205</text:p>
          </table:table-cell>
          <table:table-cell office:value-type="float" office:value="0.14777321978118" calcext:value-type="float">
            <text:p>0.1478</text:p>
          </table:table-cell>
          <table:table-cell office:value-type="float" office:value="0.236755972172514" calcext:value-type="float">
            <text:p>0.2368</text:p>
          </table:table-cell>
          <table:table-cell office:value-type="float" office:value="0.234509224910035" calcext:value-type="float">
            <text:p>0.2345</text:p>
          </table:table-cell>
          <table:table-cell office:value-type="float" office:value="0.23675212918882" calcext:value-type="float">
            <text:p>0.2368</text:p>
          </table:table-cell>
          <table:table-cell office:value-type="float" office:value="0.241094796857439" calcext:value-type="float">
            <text:p>0.2411</text:p>
          </table:table-cell>
          <table:table-cell office:value-type="float" office:value="0.241040109126424" calcext:value-type="float">
            <text:p>0.2410</text:p>
          </table:table-cell>
          <table:table-cell office:value-type="float" office:value="73.5582810930689" calcext:value-type="float">
            <text:p>73.5583</text:p>
          </table:table-cell>
          <table:table-cell office:value-type="float" office:value="19.5605416638787" calcext:value-type="float">
            <text:p>19.5605</text:p>
          </table:table-cell>
          <table:table-cell office:value-type="float" office:value="14.730545094088" calcext:value-type="float">
            <text:p>14.7305</text:p>
          </table:table-cell>
          <table:table-cell office:value-type="float" office:value="9.89499297268721" calcext:value-type="float">
            <text:p>9.8950</text:p>
          </table:table-cell>
          <table:table-cell office:value-type="float" office:value="9.42943774776374" calcext:value-type="float">
            <text:p>9.4294</text:p>
          </table:table-cell>
          <table:table-cell office:value-type="float" office:value="9.38888222101027" calcext:value-type="float">
            <text:p>9.3889</text:p>
          </table:table-cell>
          <table:table-cell office:value-type="float" office:value="9.46277105742413" calcext:value-type="float">
            <text:p>9.4628</text:p>
          </table:table-cell>
          <table:table-cell office:value-type="float" office:value="9.5111043564317" calcext:value-type="float">
            <text:p>9.5111</text:p>
          </table:table-cell>
          <table:table-cell office:value-type="float" office:value="9.48888214999144" calcext:value-type="float">
            <text:p>9.4889</text:p>
          </table:table-cell>
          <table:table-cell office:value-type="float" office:value="0.409693951601092" calcext:value-type="float">
            <text:p>0.4097</text:p>
          </table:table-cell>
          <table:table-cell office:value-type="float" office:value="0.242048357976896" calcext:value-type="float">
            <text:p>0.2420</text:p>
          </table:table-cell>
          <table:table-cell office:value-type="float" office:value="0.284238490255562" calcext:value-type="float">
            <text:p>0.2842</text:p>
          </table:table-cell>
          <table:table-cell office:value-type="float" office:value="0.172842759780755" calcext:value-type="float">
            <text:p>0.1728</text:p>
          </table:table-cell>
          <table:table-cell office:value-type="float" office:value="0.30745335305266" calcext:value-type="float">
            <text:p>0.3075</text:p>
          </table:table-cell>
          <table:table-cell office:value-type="float" office:value="0.302012326126897" calcext:value-type="float">
            <text:p>0.3020</text:p>
          </table:table-cell>
          <table:table-cell office:value-type="float" office:value="0.309330119376782" calcext:value-type="float">
            <text:p>0.3093</text:p>
          </table:table-cell>
          <table:table-cell office:value-type="float" office:value="0.317049318028233" calcext:value-type="float">
            <text:p>0.3170</text:p>
          </table:table-cell>
          <table:table-cell office:value-type="float" office:value="0.3153293201129" calcext:value-type="float">
            <text:p>0.3153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320246672702279" calcext:value-type="float">
            <text:p>0.0320</text:p>
          </table:table-cell>
          <table:table-cell office:value-type="float" office:value="0.544522003903925" calcext:value-type="float">
            <text:p>0.5445</text:p>
          </table:table-cell>
          <table:table-cell office:value-type="float" office:value="0.365492859782926" calcext:value-type="float">
            <text:p>0.3655</text:p>
          </table:table-cell>
          <table:table-cell office:value-type="float" office:value="0.407019829987987" calcext:value-type="float">
            <text:p>0.4070</text:p>
          </table:table-cell>
          <table:table-cell office:value-type="float" office:value="0.275390319098015" calcext:value-type="float">
            <text:p>0.2754</text:p>
          </table:table-cell>
          <table:table-cell office:value-type="float" office:value="0.43737830225721" calcext:value-type="float">
            <text:p>0.4374</text:p>
          </table:table-cell>
          <table:table-cell office:value-type="float" office:value="0.432902468127873" calcext:value-type="float">
            <text:p>0.4329</text:p>
          </table:table-cell>
          <table:table-cell office:value-type="float" office:value="0.430007863393101" calcext:value-type="float">
            <text:p>0.4300</text:p>
          </table:table-cell>
          <table:table-cell office:value-type="float" office:value="0.438847977948174" calcext:value-type="float">
            <text:p>0.4388</text:p>
          </table:table-cell>
          <table:table-cell office:value-type="float" office:value="0.433659533818699" calcext:value-type="float">
            <text:p>0.4337</text:p>
          </table:table-cell>
          <table:table-cell office:value-type="float" office:value="136.307494496352" calcext:value-type="float">
            <text:p>136.3075</text:p>
          </table:table-cell>
          <table:table-cell office:value-type="float" office:value="36.4723265685634" calcext:value-type="float">
            <text:p>36.4723</text:p>
          </table:table-cell>
          <table:table-cell office:value-type="float" office:value="27.3749384844424" calcext:value-type="float">
            <text:p>27.3749</text:p>
          </table:table-cell>
          <table:table-cell office:value-type="float" office:value="18.2047757399025" calcext:value-type="float">
            <text:p>18.2048</text:p>
          </table:table-cell>
          <table:table-cell office:value-type="float" office:value="17.5448040103022" calcext:value-type="float">
            <text:p>17.5448</text:p>
          </table:table-cell>
          <table:table-cell office:value-type="float" office:value="17.2914815282333" calcext:value-type="float">
            <text:p>17.2915</text:p>
          </table:table-cell>
          <table:table-cell office:value-type="float" office:value="17.2425947334481" calcext:value-type="float">
            <text:p>17.2426</text:p>
          </table:table-cell>
          <table:table-cell office:value-type="float" office:value="17.5092499777311" calcext:value-type="float">
            <text:p>17.5092</text:p>
          </table:table-cell>
          <table:table-cell office:value-type="float" office:value="17.4786957309903" calcext:value-type="float">
            <text:p>17.4787</text:p>
          </table:table-cell>
          <table:table-cell office:value-type="float" office:value="1.17243498678054" calcext:value-type="float">
            <text:p>1.1724</text:p>
          </table:table-cell>
          <table:table-cell office:value-type="float" office:value="0.575873838955871" calcext:value-type="float">
            <text:p>0.5759</text:p>
          </table:table-cell>
          <table:table-cell office:value-type="float" office:value="0.683741698285682" calcext:value-type="float">
            <text:p>0.6837</text:p>
          </table:table-cell>
          <table:table-cell office:value-type="float" office:value="0.378672860045277" calcext:value-type="float">
            <text:p>0.3787</text:p>
          </table:table-cell>
          <table:table-cell office:value-type="float" office:value="0.780012324177764" calcext:value-type="float">
            <text:p>0.7800</text:p>
          </table:table-cell>
          <table:table-cell office:value-type="float" office:value="0.766517069816489" calcext:value-type="float">
            <text:p>0.7665</text:p>
          </table:table-cell>
          <table:table-cell office:value-type="float" office:value="0.759461148552503" calcext:value-type="float">
            <text:p>0.7595</text:p>
          </table:table-cell>
          <table:table-cell office:value-type="float" office:value="0.776116247008523" calcext:value-type="float">
            <text:p>0.7761</text:p>
          </table:table-cell>
          <table:table-cell office:value-type="float" office:value="0.774770123700599" calcext:value-type="float">
            <text:p>0.7748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544533421876066" calcext:value-type="float">
            <text:p>0.0545</text:p>
          </table:table-cell>
          <table:table-cell office:value-type="float" office:value="0.789118760125625" calcext:value-type="float">
            <text:p>0.7891</text:p>
          </table:table-cell>
          <table:table-cell office:value-type="float" office:value="0.525683092644705" calcext:value-type="float">
            <text:p>0.5257</text:p>
          </table:table-cell>
          <table:table-cell office:value-type="float" office:value="0.593017767234348" calcext:value-type="float">
            <text:p>0.5930</text:p>
          </table:table-cell>
          <table:table-cell office:value-type="float" office:value="0.393521290672614" calcext:value-type="float">
            <text:p>0.3935</text:p>
          </table:table-cell>
          <table:table-cell office:value-type="float" office:value="0.627843528924476" calcext:value-type="float">
            <text:p>0.6278</text:p>
          </table:table-cell>
          <table:table-cell office:value-type="float" office:value="0.634363230144837" calcext:value-type="float">
            <text:p>0.6344</text:p>
          </table:table-cell>
          <table:table-cell office:value-type="float" office:value="0.635565932446153" calcext:value-type="float">
            <text:p>0.6356</text:p>
          </table:table-cell>
          <table:table-cell office:value-type="float" office:value="0.638230328713891" calcext:value-type="float">
            <text:p>0.6382</text:p>
          </table:table-cell>
          <table:table-cell office:value-type="float" office:value="0.632928048708559" calcext:value-type="float">
            <text:p>0.6329</text:p>
          </table:table-cell>
          <table:table-cell office:value-type="float" office:value="197.652425393901" calcext:value-type="float">
            <text:p>197.6524</text:p>
          </table:table-cell>
          <table:table-cell office:value-type="float" office:value="52.6203932866023" calcext:value-type="float">
            <text:p>52.6204</text:p>
          </table:table-cell>
          <table:table-cell office:value-type="float" office:value="39.645699647234" calcext:value-type="float">
            <text:p>39.6457</text:p>
          </table:table-cell>
          <table:table-cell office:value-type="float" office:value="26.1321529152904" calcext:value-type="float">
            <text:p>26.1322</text:p>
          </table:table-cell>
          <table:table-cell office:value-type="float" office:value="25.1266641549181" calcext:value-type="float">
            <text:p>25.1267</text:p>
          </table:table-cell>
          <table:table-cell office:value-type="float" office:value="25.3722033991637" calcext:value-type="float">
            <text:p>25.3722</text:p>
          </table:table-cell>
          <table:table-cell office:value-type="float" office:value="25.1249975989617" calcext:value-type="float">
            <text:p>25.1250</text:p>
          </table:table-cell>
          <table:table-cell office:value-type="float" office:value="25.4110897048135" calcext:value-type="float">
            <text:p>25.4111</text:p>
          </table:table-cell>
          <table:table-cell office:value-type="float" office:value="25.2749876350393" calcext:value-type="float">
            <text:p>25.2750</text:p>
          </table:table-cell>
          <table:table-cell office:value-type="float" office:value="3.69645228313659" calcext:value-type="float">
            <text:p>3.6965</text:p>
          </table:table-cell>
          <table:table-cell office:value-type="float" office:value="1.11469579546311" calcext:value-type="float">
            <text:p>1.1147</text:p>
          </table:table-cell>
          <table:table-cell office:value-type="float" office:value="1.4658530158888" calcext:value-type="float">
            <text:p>1.4659</text:p>
          </table:table-cell>
          <table:table-cell office:value-type="float" office:value="0.64432850394868" calcext:value-type="float">
            <text:p>0.6443</text:p>
          </table:table-cell>
          <table:table-cell office:value-type="float" office:value="1.68900572489026" calcext:value-type="float">
            <text:p>1.6890</text:p>
          </table:table-cell>
          <table:table-cell office:value-type="float" office:value="1.73859975950043" calcext:value-type="float">
            <text:p>1.7386</text:p>
          </table:table-cell>
          <table:table-cell office:value-type="float" office:value="1.79254022854214" calcext:value-type="float">
            <text:p>1.7925</text:p>
          </table:table-cell>
          <table:table-cell office:value-type="float" office:value="1.77435352968379" calcext:value-type="float">
            <text:p>1.7744</text:p>
          </table:table-cell>
          <table:table-cell office:value-type="float" office:value="1.71548139187149" calcext:value-type="float">
            <text:p>1.7155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865948493939646" calcext:value-type="float">
            <text:p>0.8659</text:p>
          </table:table-cell>
          <table:table-cell office:value-type="float" office:value="0.991070702132435" calcext:value-type="float">
            <text:p>0.9911</text:p>
          </table:table-cell>
          <table:table-cell office:value-type="float" office:value="0.666654226227004" calcext:value-type="float">
            <text:p>0.6667</text:p>
          </table:table-cell>
          <table:table-cell office:value-type="float" office:value="0.748069675574088" calcext:value-type="float">
            <text:p>0.7481</text:p>
          </table:table-cell>
          <table:table-cell office:value-type="float" office:value="0.500810895409417" calcext:value-type="float">
            <text:p>0.5008</text:p>
          </table:table-cell>
          <table:table-cell office:value-type="float" office:value="0.797288974520612" calcext:value-type="float">
            <text:p>0.7973</text:p>
          </table:table-cell>
          <table:table-cell office:value-type="float" office:value="0.796239321776787" calcext:value-type="float">
            <text:p>0.7962</text:p>
          </table:table-cell>
          <table:table-cell office:value-type="float" office:value="0.796687325121608" calcext:value-type="float">
            <text:p>0.7967</text:p>
          </table:table-cell>
          <table:table-cell office:value-type="float" office:value="0.786560674416471" calcext:value-type="float">
            <text:p>0.7866</text:p>
          </table:table-cell>
          <table:table-cell office:value-type="float" office:value="0.798592735072943" calcext:value-type="float">
            <text:p>0.7986</text:p>
          </table:table-cell>
          <table:table-cell office:value-type="float" office:value="248.060283760743" calcext:value-type="float">
            <text:p>248.0603</text:p>
          </table:table-cell>
          <table:table-cell office:value-type="float" office:value="66.4768835243368" calcext:value-type="float">
            <text:p>66.4769</text:p>
          </table:table-cell>
          <table:table-cell office:value-type="float" office:value="49.6438266684108" calcext:value-type="float">
            <text:p>49.6438</text:p>
          </table:table-cell>
          <table:table-cell office:value-type="float" office:value="33.2795427027874" calcext:value-type="float">
            <text:p>33.2795</text:p>
          </table:table-cell>
          <table:table-cell office:value-type="float" office:value="31.7188177955002" calcext:value-type="float">
            <text:p>31.7188</text:p>
          </table:table-cell>
          <table:table-cell office:value-type="float" office:value="31.7599187361192" calcext:value-type="float">
            <text:p>31.7599</text:p>
          </table:table-cell>
          <table:table-cell office:value-type="float" office:value="31.762140408585" calcext:value-type="float">
            <text:p>31.7621</text:p>
          </table:table-cell>
          <table:table-cell office:value-type="float" office:value="31.6121775171375" calcext:value-type="float">
            <text:p>31.6122</text:p>
          </table:table-cell>
          <table:table-cell office:value-type="float" office:value="31.7349249208779" calcext:value-type="float">
            <text:p>31.7349</text:p>
          </table:table-cell>
          <table:table-cell office:value-type="float" office:value="132.78593349242" calcext:value-type="float">
            <text:p>132.7859</text:p>
          </table:table-cell>
          <table:table-cell office:value-type="float" office:value="2.00401508156531" calcext:value-type="float">
            <text:p>2.0040</text:p>
          </table:table-cell>
          <table:table-cell office:value-type="float" office:value="2.88605710938153" calcext:value-type="float">
            <text:p>2.8861</text:p>
          </table:table-cell>
          <table:table-cell office:value-type="float" office:value="0.996680538821965" calcext:value-type="float">
            <text:p>0.9967</text:p>
          </table:table-cell>
          <table:table-cell office:value-type="float" office:value="3.83822958632903" calcext:value-type="float">
            <text:p>3.8382</text:p>
          </table:table-cell>
          <table:table-cell office:value-type="float" office:value="3.79094887186269" calcext:value-type="float">
            <text:p>3.7909</text:p>
          </table:table-cell>
          <table:table-cell office:value-type="float" office:value="3.99097550640115" calcext:value-type="float">
            <text:p>3.9910</text:p>
          </table:table-cell>
          <table:table-cell office:value-type="float" office:value="3.71339750171701" calcext:value-type="float">
            <text:p>3.7134</text:p>
          </table:table-cell>
          <table:table-cell office:value-type="float" office:value="3.94420711623054" calcext:value-type="float">
            <text:p>3.9442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zultati_analiticki" table:style-name="ta1"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" table:default-cell-style-name="ce2"/>
        <table:table-column table:style-name="co11" table:default-cell-style-name="ce2"/>
        <table:table-column table:style-name="co13" table:default-cell-style-name="ce2"/>
        <table:table-column table:style-name="co8" table:default-cell-style-name="ce2"/>
        <table:table-column table:style-name="co9" table:default-cell-style-name="ce2"/>
        <table:table-column table:style-name="co14" table:default-cell-style-name="ce2"/>
        <table:table-column table:style-name="co6" table:number-columns-repeated="4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6" table:number-columns-repeated="16354" table:default-cell-style-name="ce2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1770021176456" calcext:value-type="float">
            <text:p>0.0562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099" calcext:value-type="float">
            <text:p>0.0990 </text:p>
          </table:table-cell>
          <table:table-cell office:value-type="float" office:value="0.111375" calcext:value-type="float">
            <text:p>0.1114 </text:p>
          </table:table-cell>
          <table:table-cell office:value-type="float" office:value="0.07425" calcext:value-type="float">
            <text:p>0.0743 </text:p>
          </table:table-cell>
          <table:table-cell table:number-columns-repeated="2" office:value-type="float" office:value="0.297" calcext:value-type="float">
            <text:p>0.297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9.9" calcext:value-type="float">
            <text:p>9.9000 </text:p>
          </table:table-cell>
          <table:table-cell office:value-type="float" office:value="7.425" calcext:value-type="float">
            <text:p>7.4250 </text:p>
          </table:table-cell>
          <table:table-cell office:value-type="float" office:value="4.95" calcext:value-type="float">
            <text:p>4.9500 </text:p>
          </table:table-cell>
          <table:table-cell table:number-columns-repeated="2" office:value-type="float" office:value="11.88" calcext:value-type="float">
            <text:p>11.8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174398120963006" calcext:value-type="float">
            <text:p>0.1744 </text:p>
          </table:table-cell>
          <table:table-cell office:value-type="float" office:value="0.109877913429523" calcext:value-type="float">
            <text:p>0.1099 </text:p>
          </table:table-cell>
          <table:table-cell office:value-type="float" office:value="0.125334083556056" calcext:value-type="float">
            <text:p>0.1253 </text:p>
          </table:table-cell>
          <table:table-cell office:value-type="float" office:value="0.0802052389954091" calcext:value-type="float">
            <text:p>0.0802 </text:p>
          </table:table-cell>
          <table:table-cell table:number-columns-repeated="2" office:value-type="float" office:value="0.422475106685633" calcext:value-type="float">
            <text:p>0.4225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80710970535245" calcext:value-type="float">
            <text:p>0.0781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1815" calcext:value-type="float">
            <text:p>0.1815 </text:p>
          </table:table-cell>
          <table:table-cell office:value-type="float" office:value="0.2041875" calcext:value-type="float">
            <text:p>0.2042 </text:p>
          </table:table-cell>
          <table:table-cell office:value-type="float" office:value="0.136125" calcext:value-type="float">
            <text:p>0.1361 </text:p>
          </table:table-cell>
          <table:table-cell table:number-columns-repeated="2" office:value-type="float" office:value="0.5445" calcext:value-type="float">
            <text:p>0.5445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68.0625" calcext:value-type="float">
            <text:p>68.0625 </text:p>
          </table:table-cell>
          <table:table-cell office:value-type="float" office:value="18.15" calcext:value-type="float">
            <text:p>18.1500 </text:p>
          </table:table-cell>
          <table:table-cell office:value-type="float" office:value="13.6125" calcext:value-type="float">
            <text:p>13.6125 </text:p>
          </table:table-cell>
          <table:table-cell office:value-type="float" office:value="9.075" calcext:value-type="float">
            <text:p>9.0750 </text:p>
          </table:table-cell>
          <table:table-cell table:number-columns-repeated="2" office:value-type="float" office:value="21.78" calcext:value-type="float">
            <text:p>21.7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221747098350642" calcext:value-type="float">
            <text:p>0.2217 </text:p>
          </table:table-cell>
          <table:table-cell office:value-type="float" office:value="0.256577397314066" calcext:value-type="float">
            <text:p>0.2566 </text:p>
          </table:table-cell>
          <table:table-cell office:value-type="float" office:value="0.15757488062509" calcext:value-type="float">
            <text:p>0.1576 </text:p>
          </table:table-cell>
          <table:table-cell table:number-columns-repeated="2" office:value-type="float" office:value="1.1953896816685" calcext:value-type="float">
            <text:p>1.1954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4676558248634" calcext:value-type="float">
            <text:p>0.1468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264" calcext:value-type="float">
            <text:p>0.2640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table:number-columns-repeated="2" office:value-type="float" office:value="0.792" calcext:value-type="float">
            <text:p>0.792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99" calcext:value-type="float">
            <text:p>99.0000 </text:p>
          </table:table-cell>
          <table:table-cell office:value-type="float" office:value="26.4" calcext:value-type="float">
            <text:p>26.40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3.2" calcext:value-type="float">
            <text:p>13.2000 </text:p>
          </table:table-cell>
          <table:table-cell table:number-columns-repeated="2" office:value-type="float" office:value="31.68" calcext:value-type="float">
            <text:p>31.6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358695652173913" calcext:value-type="float">
            <text:p>0.3587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table:number-columns-repeated="2" office:value-type="float" office:value="3.80769230769231" calcext:value-type="float">
            <text:p>3.8077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3020323540634" calcext:value-type="float">
            <text:p>2.5302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33" calcext:value-type="float">
            <text:p>0.3300 </text:p>
          </table:table-cell>
          <table:table-cell office:value-type="float" office:value="0.37125" calcext:value-type="float">
            <text:p>0.3713 </text:p>
          </table:table-cell>
          <table:table-cell office:value-type="float" office:value="0.2475" calcext:value-type="float">
            <text:p>0.2475 </text:p>
          </table:table-cell>
          <table:table-cell table:number-columns-repeated="2" office:value-type="float" office:value="0.99" calcext:value-type="float">
            <text:p>0.99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123.75" calcext:value-type="float">
            <text:p>123.7500 </text:p>
          </table:table-cell>
          <table:table-cell office:value-type="float" office:value="33" calcext:value-type="float">
            <text:p>33.0000 </text:p>
          </table:table-cell>
          <table:table-cell office:value-type="float" office:value="24.75" calcext:value-type="float">
            <text:p>24.7500 </text:p>
          </table:table-cell>
          <table:table-cell office:value-type="float" office:value="16.5" calcext:value-type="float">
            <text:p>16.5000 </text:p>
          </table:table-cell>
          <table:table-cell table:number-columns-repeated="2" office:value-type="float" office:value="39.6" calcext:value-type="float">
            <text:p>39.60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98019801980198" calcext:value-type="float">
            <text:p>0.9802 </text:p>
          </table:table-cell>
          <table:table-cell office:value-type="float" office:value="0.492537313432836" calcext:value-type="float">
            <text:p>0.4925 </text:p>
          </table:table-cell>
          <table:table-cell office:value-type="float" office:value="0.590457256461233" calcext:value-type="float">
            <text:p>0.5905 </text:p>
          </table:table-cell>
          <table:table-cell office:value-type="float" office:value="0.32890365448505" calcext:value-type="float">
            <text:p>0.3289 </text:p>
          </table:table-cell>
          <table:table-cell table:number-columns-repeated="2" office:value-type="float" office:value="99.0000000000006" calcext:value-type="float">
            <text:p>99.0000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76407161214774" calcext:value-type="float">
            <text:p>0.0576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1670625" calcext:value-type="float">
            <text:p>0.1671 </text:p>
          </table:table-cell>
          <table:table-cell office:value-type="float" office:value="0.111375" calcext:value-type="float">
            <text:p>0.1114 </text:p>
          </table:table-cell>
          <table:table-cell table:number-columns-repeated="3" office:value-type="float" office:value="0.297" calcext:value-type="float">
            <text:p>0.297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55.6875" calcext:value-type="float">
            <text:p>55.6875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11.1375" calcext:value-type="float">
            <text:p>11.1375 </text:p>
          </table:table-cell>
          <table:table-cell office:value-type="float" office:value="7.425" calcext:value-type="float">
            <text:p>7.4250 </text:p>
          </table:table-cell>
          <table:table-cell table:number-columns-repeated="3" office:value-type="float" office:value="11.88" calcext:value-type="float">
            <text:p>11.8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office:value-type="float" office:value="0.200570270878667" calcext:value-type="float">
            <text:p>0.2006 </text:p>
          </table:table-cell>
          <table:table-cell office:value-type="float" office:value="0.125334083556056" calcext:value-type="float">
            <text:p>0.1253 </text:p>
          </table:table-cell>
          <table:table-cell table:number-columns-repeated="3" office:value-type="float" office:value="0.422475106685633" calcext:value-type="float">
            <text:p>0.4225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18581411380693" calcext:value-type="float">
            <text:p>0.0819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30628125" calcext:value-type="float">
            <text:p>0.3063 </text:p>
          </table:table-cell>
          <table:table-cell office:value-type="float" office:value="0.2041875" calcext:value-type="float">
            <text:p>0.2042 </text:p>
          </table:table-cell>
          <table:table-cell table:number-columns-repeated="3" office:value-type="float" office:value="0.5445" calcext:value-type="float">
            <text:p>0.5445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02.09375" calcext:value-type="float">
            <text:p>102.0938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20.41875" calcext:value-type="float">
            <text:p>20.4188 </text:p>
          </table:table-cell>
          <table:table-cell office:value-type="float" office:value="13.6125" calcext:value-type="float">
            <text:p>13.6125 </text:p>
          </table:table-cell>
          <table:table-cell table:number-columns-repeated="3" office:value-type="float" office:value="21.78" calcext:value-type="float">
            <text:p>21.7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441506374160998" calcext:value-type="float">
            <text:p>0.4415 </text:p>
          </table:table-cell>
          <table:table-cell office:value-type="float" office:value="0.256577397314066" calcext:value-type="float">
            <text:p>0.2566 </text:p>
          </table:table-cell>
          <table:table-cell table:number-columns-repeated="3" office:value-type="float" office:value="1.1953896816685" calcext:value-type="float">
            <text:p>1.1954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55383647584146" calcext:value-type="float">
            <text:p>0.1554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4455" calcext:value-type="float">
            <text:p>0.4455 </text:p>
          </table:table-cell>
          <table:table-cell office:value-type="float" office:value="0.297" calcext:value-type="float">
            <text:p>0.2970 </text:p>
          </table:table-cell>
          <table:table-cell table:number-columns-repeated="3" office:value-type="float" office:value="0.792" calcext:value-type="float">
            <text:p>0.792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48.5" calcext:value-type="float">
            <text:p>148.5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9.7" calcext:value-type="float">
            <text:p>29.7000 </text:p>
          </table:table-cell>
          <table:table-cell office:value-type="float" office:value="19.8" calcext:value-type="float">
            <text:p>19.8000 </text:p>
          </table:table-cell>
          <table:table-cell table:number-columns-repeated="3" office:value-type="float" office:value="31.68" calcext:value-type="float">
            <text:p>31.6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803426510369703" calcext:value-type="float">
            <text:p>0.8034 </text:p>
          </table:table-cell>
          <table:table-cell office:value-type="float" office:value="0.422475106685633" calcext:value-type="float">
            <text:p>0.4225 </text:p>
          </table:table-cell>
          <table:table-cell table:number-columns-repeated="3" office:value-type="float" office:value="3.80769230769231" calcext:value-type="float">
            <text:p>3.8077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4807112793569" calcext:value-type="float">
            <text:p>2.5481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556875" calcext:value-type="float">
            <text:p>0.5569 </text:p>
          </table:table-cell>
          <table:table-cell office:value-type="float" office:value="0.37125" calcext:value-type="float">
            <text:p>0.3713 </text:p>
          </table:table-cell>
          <table:table-cell table:number-columns-repeated="3" office:value-type="float" office:value="0.99" calcext:value-type="float">
            <text:p>0.99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85.625" calcext:value-type="float">
            <text:p>185.625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24.75" calcext:value-type="float">
            <text:p>24.7500 </text:p>
          </table:table-cell>
          <table:table-cell table:number-columns-repeated="3" office:value-type="float" office:value="39.6" calcext:value-type="float">
            <text:p>39.60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office:value-type="float" office:value="1.25669957686883" calcext:value-type="float">
            <text:p>1.2567 </text:p>
          </table:table-cell>
          <table:table-cell office:value-type="float" office:value="0.590457256461233" calcext:value-type="float">
            <text:p>0.5905 </text:p>
          </table:table-cell>
          <table:table-cell table:number-columns-repeated="3" office:value-type="float" office:value="98.9999999999989" calcext:value-type="float">
            <text:p>99.0000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93485642786923" calcext:value-type="float">
            <text:p>0.0593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4" office:value-type="float" office:value="0.297" calcext:value-type="float">
            <text:p>0.2970 </text:p>
          </table:table-cell>
          <table:table-cell office:value-type="float" office:value="0" calcext:value-type="float">
            <text:p>0.0000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4" office:value-type="float" office:value="11.88" calcext:value-type="float">
            <text:p>11.8800 </text:p>
          </table:table-cell>
          <table:table-cell office:value-type="float" office:value="0" calcext:value-type="float">
            <text:p>0.000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6" calcext:value-type="float">
            <text:p>0.1744 </text:p>
          </table:table-cell>
          <table:table-cell table:number-columns-repeated="4" office:value-type="float" office:value="0.422475106685633" calcext:value-type="float">
            <text:p>0.4225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7364155722443" calcext:value-type="float">
            <text:p>0.0874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4" office:value-type="float" office:value="0.5445" calcext:value-type="float">
            <text:p>0.5445 </text:p>
          </table:table-cell>
          <table:table-cell office:value-type="float" office:value="0" calcext:value-type="float">
            <text:p>0.0000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4" office:value-type="float" office:value="21.78" calcext:value-type="float">
            <text:p>21.7800 </text:p>
          </table:table-cell>
          <table:table-cell office:value-type="float" office:value="0" calcext:value-type="float">
            <text:p>0.000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4" office:value-type="float" office:value="1.1953896816685" calcext:value-type="float">
            <text:p>1.1954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7578747579327" calcext:value-type="float">
            <text:p>0.175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4" office:value-type="float" office:value="0.792" calcext:value-type="float">
            <text:p>0.7920 </text:p>
          </table:table-cell>
          <table:table-cell office:value-type="float" office:value="0" calcext:value-type="float">
            <text:p>0.0000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4" office:value-type="float" office:value="31.68" calcext:value-type="float">
            <text:p>31.6800 </text:p>
          </table:table-cell>
          <table:table-cell office:value-type="float" office:value="0" calcext:value-type="float">
            <text:p>0.000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4" office:value-type="float" office:value="3.80769230769231" calcext:value-type="float">
            <text:p>3.8077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3.16164690426782" calcext:value-type="float">
            <text:p>3.1616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4" office:value-type="float" office:value="0.99" calcext:value-type="float">
            <text:p>0.9900 </text:p>
          </table:table-cell>
          <table:table-cell office:value-type="float" office:value="0" calcext:value-type="float">
            <text:p>0.000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4" office:value-type="float" office:value="39.6" calcext:value-type="float">
            <text:p>39.6000 </text:p>
          </table:table-cell>
          <table:table-cell office:value-type="float" office:value="0" calcext:value-type="float">
            <text:p>0.0000 </text:p>
          </table:table-cell>
          <table:table-cell office:value-type="float" office:value="98.9999999999988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" calcext:value-type="float">
            <text:p>0.9802 </text:p>
          </table:table-cell>
          <table:table-cell table:number-columns-repeated="4" office:value-type="float" office:value="99.0000000000006" calcext:value-type="float">
            <text:p>99.0000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5778723408274" calcext:value-type="float">
            <text:p>0.0566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5" office:value-type="float" office:value="0.2376" calcext:value-type="float">
            <text:p>0.2376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5" office:value-type="float" office:value="9.504" calcext:value-type="float">
            <text:p>9.504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table:number-columns-repeated="5" office:value-type="float" office:value="0.311647429171039" calcext:value-type="float">
            <text:p>0.3116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67742400450112" calcext:value-type="float">
            <text:p>0.0768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5" office:value-type="float" office:value="0.4356" calcext:value-type="float">
            <text:p>0.4356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5" office:value-type="float" office:value="17.424" calcext:value-type="float">
            <text:p>17.424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5" office:value-type="float" office:value="0.771793054571227" calcext:value-type="float">
            <text:p>0.7718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23826609148997" calcext:value-type="float">
            <text:p>0.123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5" office:value-type="float" office:value="0.6336" calcext:value-type="float">
            <text:p>0.6336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5" office:value-type="float" office:value="25.344" calcext:value-type="float">
            <text:p>25.344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5" office:value-type="float" office:value="1.7292576419214" calcext:value-type="float">
            <text:p>1.7293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0.781839211960125" calcext:value-type="float">
            <text:p>0.7818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5" office:value-type="float" office:value="0.792" calcext:value-type="float">
            <text:p>0.792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5" office:value-type="float" office:value="31.68" calcext:value-type="float">
            <text:p>31.6800 </text:p>
          </table:table-cell>
          <table:table-cell office:value-type="float" office:value="99.000000000001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table:number-columns-repeated="5" office:value-type="float" office:value="3.80769230769231" calcext:value-type="float">
            <text:p>3.8077 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" table:style-name="ta1">
        <table:table-column table:style-name="co6" table:number-columns-repeated="16384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table:formula="of:=ABS([$rezultati_analiticki.A2]-[$rezultati_simulacija.A2])" office:value-type="float" office:value="0" calcext:value-type="float">
            <text:p>0.0000</text:p>
          </table:table-cell>
          <table:table-cell table:formula="of:=ABS([$rezultati_analiticki.B2]-[$rezultati_simulacija.B2])" office:value-type="float" office:value="0" calcext:value-type="float">
            <text:p>0.0000</text:p>
          </table:table-cell>
          <table:table-cell table:formula="of:=ABS([$rezultati_analiticki.C2]-[$rezultati_simulacija.C2])" office:value-type="float" office:value="0.000081293640010395" calcext:value-type="float">
            <text:p>0.0001</text:p>
          </table:table-cell>
          <table:table-cell table:formula="of:=ABS([$rezultati_analiticki.D2]-[$rezultati_simulacija.D2])" office:value-type="float" office:value="0.00232321096848839" calcext:value-type="float">
            <text:p>0.0023</text:p>
          </table:table-cell>
          <table:table-cell table:formula="of:=ABS([$rezultati_analiticki.E2]-[$rezultati_simulacija.E2])" office:value-type="float" office:value="0.000419882370072844" calcext:value-type="float">
            <text:p>0.0004</text:p>
          </table:table-cell>
          <table:table-cell table:formula="of:=ABS([$rezultati_analiticki.F2]-[$rezultati_simulacija.F2])" office:value-type="float" office:value="0.000755747976596111" calcext:value-type="float">
            <text:p>0.0008</text:p>
          </table:table-cell>
          <table:table-cell table:formula="of:=ABS([$rezultati_analiticki.G2]-[$rezultati_simulacija.G2])" office:value-type="float" office:value="0.000641853972259202" calcext:value-type="float">
            <text:p>0.0006</text:p>
          </table:table-cell>
          <table:table-cell table:formula="of:=ABS([$rezultati_analiticki.H2]-[$rezultati_simulacija.H2])" office:value-type="float" office:value="0.0048781552545436" calcext:value-type="float">
            <text:p>0.0049</text:p>
          </table:table-cell>
          <table:table-cell table:formula="of:=ABS([$rezultati_analiticki.I2]-[$rezultati_simulacija.I2])" office:value-type="float" office:value="0.00193613020455197" calcext:value-type="float">
            <text:p>0.0019</text:p>
          </table:table-cell>
          <table:table-cell table:formula="of:=ABS([$rezultati_analiticki.J2]-[$rezultati_simulacija.J2])" office:value-type="float" office:value="0" calcext:value-type="float">
            <text:p>0.0000</text:p>
          </table:table-cell>
          <table:table-cell table:formula="of:=ABS([$rezultati_analiticki.K2]-[$rezultati_simulacija.K2])" office:value-type="float" office:value="0" calcext:value-type="float">
            <text:p>0.0000</text:p>
          </table:table-cell>
          <table:table-cell table:formula="of:=ABS([$rezultati_analiticki.L2]-[$rezultati_simulacija.L2])" office:value-type="float" office:value="0" calcext:value-type="float">
            <text:p>0.0000</text:p>
          </table:table-cell>
          <table:table-cell table:formula="of:=ABS([$rezultati_analiticki.M2]-[$rezultati_simulacija.M2])" office:value-type="float" office:value="0.528831784628338" calcext:value-type="float">
            <text:p>0.5288</text:p>
          </table:table-cell>
          <table:table-cell table:formula="of:=ABS([$rezultati_analiticki.N2]-[$rezultati_simulacija.N2])" office:value-type="float" office:value="0.103465756521743" calcext:value-type="float">
            <text:p>0.1035</text:p>
          </table:table-cell>
          <table:table-cell table:formula="of:=ABS([$rezultati_analiticki.O2]-[$rezultati_simulacija.O2])" office:value-type="float" office:value="0.0278764369509723" calcext:value-type="float">
            <text:p>0.0279</text:p>
          </table:table-cell>
          <table:table-cell table:formula="of:=ABS([$rezultati_analiticki.P2]-[$rezultati_simulacija.P2])" office:value-type="float" office:value="0.0661775139195173" calcext:value-type="float">
            <text:p>0.0662</text:p>
          </table:table-cell>
          <table:table-cell table:formula="of:=ABS([$rezultati_analiticki.Q2]-[$rezultati_simulacija.Q2])" office:value-type="float" office:value="0.225160244854617" calcext:value-type="float">
            <text:p>0.2252</text:p>
          </table:table-cell>
          <table:table-cell table:formula="of:=ABS([$rezultati_analiticki.R2]-[$rezultati_simulacija.R2])" office:value-type="float" office:value="0.00484279986380898" calcext:value-type="float">
            <text:p>0.0048</text:p>
          </table:table-cell>
          <table:table-cell table:formula="of:=ABS([$rezultati_analiticki.S2]-[$rezultati_simulacija.S2])" office:value-type="float" office:value="0" calcext:value-type="float">
            <text:p>0.0000</text:p>
          </table:table-cell>
          <table:table-cell table:formula="of:=ABS([$rezultati_analiticki.T2]-[$rezultati_simulacija.T2])" office:value-type="float" office:value="0" calcext:value-type="float">
            <text:p>0.0000</text:p>
          </table:table-cell>
          <table:table-cell table:formula="of:=ABS([$rezultati_analiticki.U2]-[$rezultati_simulacija.U2])" office:value-type="float" office:value="0" calcext:value-type="float">
            <text:p>0.0000</text:p>
          </table:table-cell>
          <table:table-cell table:formula="of:=ABS([$rezultati_analiticki.V2]-[$rezultati_simulacija.V2])" office:value-type="float" office:value="0.00328743120287728" calcext:value-type="float">
            <text:p>0.0033</text:p>
          </table:table-cell>
          <table:table-cell table:formula="of:=ABS([$rezultati_analiticki.W2]-[$rezultati_simulacija.W2])" office:value-type="float" office:value="0.000504592978362847" calcext:value-type="float">
            <text:p>0.0005</text:p>
          </table:table-cell>
          <table:table-cell table:formula="of:=ABS([$rezultati_analiticki.X2]-[$rezultati_simulacija.X2])" office:value-type="float" office:value="0.0003172784772075" calcext:value-type="float">
            <text:p>0.0003</text:p>
          </table:table-cell>
          <table:table-cell table:formula="of:=ABS([$rezultati_analiticki.Y2]-[$rezultati_simulacija.Y2])" office:value-type="float" office:value="0.000113907343498337" calcext:value-type="float">
            <text:p>0.0001</text:p>
          </table:table-cell>
          <table:table-cell table:formula="of:=ABS([$rezultati_analiticki.Z2]-[$rezultati_simulacija.Z2])" office:value-type="float" office:value="0.0101892682312283" calcext:value-type="float">
            <text:p>0.0102</text:p>
          </table:table-cell>
          <table:table-cell table:formula="of:=ABS([$rezultati_analiticki.AA2]-[$rezultati_simulacija.AA2])" office:value-type="float" office:value="0.00014155732134169" calcext:value-type="float">
            <text:p>0.0001</text:p>
          </table:table-cell>
          <table:table-cell table:formula="of:=ABS([$rezultati_analiticki.AB2]-[$rezultati_simulacija.AB2])" office:value-type="float" office:value="0" calcext:value-type="float">
            <text:p>0.0000</text:p>
          </table:table-cell>
          <table:table-cell table:formula="of:=ABS([$rezultati_analiticki.AC2]-[$rezultati_simulacija.AC2])" office:value-type="float" office:value="0" calcext:value-type="float">
            <text:p>0.0000</text:p>
          </table:table-cell>
          <table:table-cell table:formula="of:=ABS([$rezultati_analiticki.AD2]-[$rezultati_simulacija.AD2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3]-[$rezultati_simulacija.A3])" office:value-type="float" office:value="0" calcext:value-type="float">
            <text:p>0.0000</text:p>
          </table:table-cell>
          <table:table-cell table:formula="of:=ABS([$rezultati_analiticki.B3]-[$rezultati_simulacija.B3])" office:value-type="float" office:value="0" calcext:value-type="float">
            <text:p>0.0000</text:p>
          </table:table-cell>
          <table:table-cell table:formula="of:=ABS([$rezultati_analiticki.C3]-[$rezultati_simulacija.C3])" office:value-type="float" office:value="0.0000196425419328461" calcext:value-type="float">
            <text:p>0.0000</text:p>
          </table:table-cell>
          <table:table-cell table:formula="of:=ABS([$rezultati_analiticki.D3]-[$rezultati_simulacija.D3])" office:value-type="float" office:value="0.00198747442695213" calcext:value-type="float">
            <text:p>0.0020</text:p>
          </table:table-cell>
          <table:table-cell table:formula="of:=ABS([$rezultati_analiticki.E3]-[$rezultati_simulacija.E3])" office:value-type="float" office:value="0.000192789323908427" calcext:value-type="float">
            <text:p>0.0002</text:p>
          </table:table-cell>
          <table:table-cell table:formula="of:=ABS([$rezultati_analiticki.F3]-[$rezultati_simulacija.F3])" office:value-type="float" office:value="0.00269731041126331" calcext:value-type="float">
            <text:p>0.0027</text:p>
          </table:table-cell>
          <table:table-cell table:formula="of:=ABS([$rezultati_analiticki.G3]-[$rezultati_simulacija.G3])" office:value-type="float" office:value="0.00031697084469412" calcext:value-type="float">
            <text:p>0.0003</text:p>
          </table:table-cell>
          <table:table-cell table:formula="of:=ABS([$rezultati_analiticki.H3]-[$rezultati_simulacija.H3])" office:value-type="float" office:value="0.00434480961626349" calcext:value-type="float">
            <text:p>0.0043</text:p>
          </table:table-cell>
          <table:table-cell table:formula="of:=ABS([$rezultati_analiticki.I3]-[$rezultati_simulacija.I3])" office:value-type="float" office:value="0.00278571169935815" calcext:value-type="float">
            <text:p>0.0028</text:p>
          </table:table-cell>
          <table:table-cell table:formula="of:=ABS([$rezultati_analiticki.J3]-[$rezultati_simulacija.J3])" office:value-type="float" office:value="0" calcext:value-type="float">
            <text:p>0.0000</text:p>
          </table:table-cell>
          <table:table-cell table:formula="of:=ABS([$rezultati_analiticki.K3]-[$rezultati_simulacija.K3])" office:value-type="float" office:value="0" calcext:value-type="float">
            <text:p>0.0000</text:p>
          </table:table-cell>
          <table:table-cell table:formula="of:=ABS([$rezultati_analiticki.L3]-[$rezultati_simulacija.L3])" office:value-type="float" office:value="0" calcext:value-type="float">
            <text:p>0.0000</text:p>
          </table:table-cell>
          <table:table-cell table:formula="of:=ABS([$rezultati_analiticki.M3]-[$rezultati_simulacija.M3])" office:value-type="float" office:value="0.592707739151962" calcext:value-type="float">
            <text:p>0.5927</text:p>
          </table:table-cell>
          <table:table-cell table:formula="of:=ABS([$rezultati_analiticki.N3]-[$rezultati_simulacija.N3])" office:value-type="float" office:value="0.130982336485893" calcext:value-type="float">
            <text:p>0.1310</text:p>
          </table:table-cell>
          <table:table-cell table:formula="of:=ABS([$rezultati_analiticki.O3]-[$rezultati_simulacija.O3])" office:value-type="float" office:value="0.200871799213596" calcext:value-type="float">
            <text:p>0.2009</text:p>
          </table:table-cell>
          <table:table-cell table:formula="of:=ABS([$rezultati_analiticki.P3]-[$rezultati_simulacija.P3])" office:value-type="float" office:value="0.0407698714375986" calcext:value-type="float">
            <text:p>0.0408</text:p>
          </table:table-cell>
          <table:table-cell table:formula="of:=ABS([$rezultati_analiticki.Q3]-[$rezultati_simulacija.Q3])" office:value-type="float" office:value="0.1608453331969" calcext:value-type="float">
            <text:p>0.1608</text:p>
          </table:table-cell>
          <table:table-cell table:formula="of:=ABS([$rezultati_analiticki.R3]-[$rezultati_simulacija.R3])" office:value-type="float" office:value="0.195288488296487" calcext:value-type="float">
            <text:p>0.1953</text:p>
          </table:table-cell>
          <table:table-cell table:formula="of:=ABS([$rezultati_analiticki.S3]-[$rezultati_simulacija.S3])" office:value-type="float" office:value="0" calcext:value-type="float">
            <text:p>0.0000</text:p>
          </table:table-cell>
          <table:table-cell table:formula="of:=ABS([$rezultati_analiticki.T3]-[$rezultati_simulacija.T3])" office:value-type="float" office:value="0" calcext:value-type="float">
            <text:p>0.0000</text:p>
          </table:table-cell>
          <table:table-cell table:formula="of:=ABS([$rezultati_analiticki.U3]-[$rezultati_simulacija.U3])" office:value-type="float" office:value="0" calcext:value-type="float">
            <text:p>0.0000</text:p>
          </table:table-cell>
          <table:table-cell table:formula="of:=ABS([$rezultati_analiticki.V3]-[$rezultati_simulacija.V3])" office:value-type="float" office:value="0.00157884880831566" calcext:value-type="float">
            <text:p>0.0016</text:p>
          </table:table-cell>
          <table:table-cell table:formula="of:=ABS([$rezultati_analiticki.W3]-[$rezultati_simulacija.W3])" office:value-type="float" office:value="0.00165712419008415" calcext:value-type="float">
            <text:p>0.0017</text:p>
          </table:table-cell>
          <table:table-cell table:formula="of:=ABS([$rezultati_analiticki.X3]-[$rezultati_simulacija.X3])" office:value-type="float" office:value="0.00522643754067342" calcext:value-type="float">
            <text:p>0.0052</text:p>
          </table:table-cell>
          <table:table-cell table:formula="of:=ABS([$rezultati_analiticki.Y3]-[$rezultati_simulacija.Y3])" office:value-type="float" office:value="0.00128889329944409" calcext:value-type="float">
            <text:p>0.0013</text:p>
          </table:table-cell>
          <table:table-cell table:formula="of:=ABS([$rezultati_analiticki.Z3]-[$rezultati_simulacija.Z3])" office:value-type="float" office:value="0.0286436451052887" calcext:value-type="float">
            <text:p>0.0286</text:p>
          </table:table-cell>
          <table:table-cell table:formula="of:=ABS([$rezultati_analiticki.AA3]-[$rezultati_simulacija.AA3])" office:value-type="float" office:value="0.00325662030505836" calcext:value-type="float">
            <text:p>0.0033</text:p>
          </table:table-cell>
          <table:table-cell table:formula="of:=ABS([$rezultati_analiticki.AB3]-[$rezultati_simulacija.AB3])" office:value-type="float" office:value="0" calcext:value-type="float">
            <text:p>0.0000</text:p>
          </table:table-cell>
          <table:table-cell table:formula="of:=ABS([$rezultati_analiticki.AC3]-[$rezultati_simulacija.AC3])" office:value-type="float" office:value="0" calcext:value-type="float">
            <text:p>0.0000</text:p>
          </table:table-cell>
          <table:table-cell table:formula="of:=ABS([$rezultati_analiticki.AD3]-[$rezultati_simulacija.AD3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4]-[$rezultati_simulacija.A4])" office:value-type="float" office:value="0" calcext:value-type="float">
            <text:p>0.0000</text:p>
          </table:table-cell>
          <table:table-cell table:formula="of:=ABS([$rezultati_analiticki.B4]-[$rezultati_simulacija.B4])" office:value-type="float" office:value="0" calcext:value-type="float">
            <text:p>0.0000</text:p>
          </table:table-cell>
          <table:table-cell table:formula="of:=ABS([$rezultati_analiticki.C4]-[$rezultati_simulacija.C4])" office:value-type="float" office:value="0.00343162638643826" calcext:value-type="float">
            <text:p>0.0034</text:p>
          </table:table-cell>
          <table:table-cell table:formula="of:=ABS([$rezultati_analiticki.D4]-[$rezultati_simulacija.D4])" office:value-type="float" office:value="0.000346124707173601" calcext:value-type="float">
            <text:p>0.0003</text:p>
          </table:table-cell>
          <table:table-cell table:formula="of:=ABS([$rezultati_analiticki.E4]-[$rezultati_simulacija.E4])" office:value-type="float" office:value="0.000805295624503266" calcext:value-type="float">
            <text:p>0.0008</text:p>
          </table:table-cell>
          <table:table-cell table:formula="of:=ABS([$rezultati_analiticki.F4]-[$rezultati_simulacija.F4])" office:value-type="float" office:value="0.00501110413143824" calcext:value-type="float">
            <text:p>0.0050</text:p>
          </table:table-cell>
          <table:table-cell table:formula="of:=ABS([$rezultati_analiticki.G4]-[$rezultati_simulacija.G4])" office:value-type="float" office:value="0.000341704707606805" calcext:value-type="float">
            <text:p>0.0003</text:p>
          </table:table-cell>
          <table:table-cell table:formula="of:=ABS([$rezultati_analiticki.H4]-[$rezultati_simulacija.H4])" office:value-type="float" office:value="0.00785095448673201" calcext:value-type="float">
            <text:p>0.0079</text:p>
          </table:table-cell>
          <table:table-cell table:formula="of:=ABS([$rezultati_analiticki.I4]-[$rezultati_simulacija.I4])" office:value-type="float" office:value="0.00251629958129285" calcext:value-type="float">
            <text:p>0.0025</text:p>
          </table:table-cell>
          <table:table-cell table:formula="of:=ABS([$rezultati_analiticki.J4]-[$rezultati_simulacija.J4])" office:value-type="float" office:value="0" calcext:value-type="float">
            <text:p>0.0000</text:p>
          </table:table-cell>
          <table:table-cell table:formula="of:=ABS([$rezultati_analiticki.K4]-[$rezultati_simulacija.K4])" office:value-type="float" office:value="0" calcext:value-type="float">
            <text:p>0.0000</text:p>
          </table:table-cell>
          <table:table-cell table:formula="of:=ABS([$rezultati_analiticki.L4]-[$rezultati_simulacija.L4])" office:value-type="float" office:value="0" calcext:value-type="float">
            <text:p>0.0000</text:p>
          </table:table-cell>
          <table:table-cell table:formula="of:=ABS([$rezultati_analiticki.M4]-[$rezultati_simulacija.M4])" office:value-type="float" office:value="0.0449733189262531" calcext:value-type="float">
            <text:p>0.0450</text:p>
          </table:table-cell>
          <table:table-cell table:formula="of:=ABS([$rezultati_analiticki.N4]-[$rezultati_simulacija.N4])" office:value-type="float" office:value="0.092706144457182" calcext:value-type="float">
            <text:p>0.0927</text:p>
          </table:table-cell>
          <table:table-cell table:formula="of:=ABS([$rezultati_analiticki.O4]-[$rezultati_simulacija.O4])" office:value-type="float" office:value="0.166987610323947" calcext:value-type="float">
            <text:p>0.1670</text:p>
          </table:table-cell>
          <table:table-cell table:formula="of:=ABS([$rezultati_analiticki.P4]-[$rezultati_simulacija.P4])" office:value-type="float" office:value="0.139471965103306" calcext:value-type="float">
            <text:p>0.1395</text:p>
          </table:table-cell>
          <table:table-cell table:formula="of:=ABS([$rezultati_analiticki.Q4]-[$rezultati_simulacija.Q4])" office:value-type="float" office:value="0.250847572340263" calcext:value-type="float">
            <text:p>0.2508</text:p>
          </table:table-cell>
          <table:table-cell table:formula="of:=ABS([$rezultati_analiticki.R4]-[$rezultati_simulacija.R4])" office:value-type="float" office:value="0.160800716637127" calcext:value-type="float">
            <text:p>0.1608</text:p>
          </table:table-cell>
          <table:table-cell table:formula="of:=ABS([$rezultati_analiticki.S4]-[$rezultati_simulacija.S4])" office:value-type="float" office:value="0" calcext:value-type="float">
            <text:p>0.0000</text:p>
          </table:table-cell>
          <table:table-cell table:formula="of:=ABS([$rezultati_analiticki.T4]-[$rezultati_simulacija.T4])" office:value-type="float" office:value="0" calcext:value-type="float">
            <text:p>0.0000</text:p>
          </table:table-cell>
          <table:table-cell table:formula="of:=ABS([$rezultati_analiticki.U4]-[$rezultati_simulacija.U4])" office:value-type="float" office:value="0" calcext:value-type="float">
            <text:p>0.0000</text:p>
          </table:table-cell>
          <table:table-cell table:formula="of:=ABS([$rezultati_analiticki.V4]-[$rezultati_simulacija.V4])" office:value-type="float" office:value="0.0193414395997414" calcext:value-type="float">
            <text:p>0.0193</text:p>
          </table:table-cell>
          <table:table-cell table:formula="of:=ABS([$rezultati_analiticki.W4]-[$rezultati_simulacija.W4])" office:value-type="float" office:value="0.00457874810247499" calcext:value-type="float">
            <text:p>0.0046</text:p>
          </table:table-cell>
          <table:table-cell table:formula="of:=ABS([$rezultati_analiticki.X4]-[$rezultati_simulacija.X4])" office:value-type="float" office:value="0.00889611309285421" calcext:value-type="float">
            <text:p>0.0089</text:p>
          </table:table-cell>
          <table:table-cell table:formula="of:=ABS([$rezultati_analiticki.Y4]-[$rezultati_simulacija.Y4])" office:value-type="float" office:value="0.00123386673403408" calcext:value-type="float">
            <text:p>0.0012</text:p>
          </table:table-cell>
          <table:table-cell table:formula="of:=ABS([$rezultati_analiticki.Z4]-[$rezultati_simulacija.Z4])" office:value-type="float" office:value="0.193368538990454" calcext:value-type="float">
            <text:p>0.1934</text:p>
          </table:table-cell>
          <table:table-cell table:formula="of:=ABS([$rezultati_analiticki.AA4]-[$rezultati_simulacija.AA4])" office:value-type="float" office:value="0.0145411430605837" calcext:value-type="float">
            <text:p>0.0145</text:p>
          </table:table-cell>
          <table:table-cell table:formula="of:=ABS([$rezultati_analiticki.AB4]-[$rezultati_simulacija.AB4])" office:value-type="float" office:value="0" calcext:value-type="float">
            <text:p>0.0000</text:p>
          </table:table-cell>
          <table:table-cell table:formula="of:=ABS([$rezultati_analiticki.AC4]-[$rezultati_simulacija.AC4])" office:value-type="float" office:value="0" calcext:value-type="float">
            <text:p>0.0000</text:p>
          </table:table-cell>
          <table:table-cell table:formula="of:=ABS([$rezultati_analiticki.AD4]-[$rezultati_simulacija.AD4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5]-[$rezultati_simulacija.A5])" office:value-type="float" office:value="0" calcext:value-type="float">
            <text:p>0.0000</text:p>
          </table:table-cell>
          <table:table-cell table:formula="of:=ABS([$rezultati_analiticki.B5]-[$rezultati_simulacija.B5])" office:value-type="float" office:value="0" calcext:value-type="float">
            <text:p>0.0000</text:p>
          </table:table-cell>
          <table:table-cell table:formula="of:=ABS([$rezultati_analiticki.C5]-[$rezultati_simulacija.C5])" office:value-type="float" office:value="0.155204710380509" calcext:value-type="float">
            <text:p>0.1552</text:p>
          </table:table-cell>
          <table:table-cell table:formula="of:=ABS([$rezultati_analiticki.D5]-[$rezultati_simulacija.D5])" office:value-type="float" office:value="0.00028815647496977" calcext:value-type="float">
            <text:p>0.0003</text:p>
          </table:table-cell>
          <table:table-cell table:formula="of:=ABS([$rezultati_analiticki.E5]-[$rezultati_simulacija.E5])" office:value-type="float" office:value="0.000844052027530851" calcext:value-type="float">
            <text:p>0.0008</text:p>
          </table:table-cell>
          <table:table-cell table:formula="of:=ABS([$rezultati_analiticki.F5]-[$rezultati_simulacija.F5])" office:value-type="float" office:value="0.00177464492382179" calcext:value-type="float">
            <text:p>0.0018</text:p>
          </table:table-cell>
          <table:table-cell table:formula="of:=ABS([$rezultati_analiticki.G5]-[$rezultati_simulacija.G5])" office:value-type="float" office:value="0.000919964691763309" calcext:value-type="float">
            <text:p>0.0009</text:p>
          </table:table-cell>
          <table:table-cell table:formula="of:=ABS([$rezultati_analiticki.H5]-[$rezultati_simulacija.H5])" office:value-type="float" office:value="0.00816042739602307" calcext:value-type="float">
            <text:p>0.0082</text:p>
          </table:table-cell>
          <table:table-cell table:formula="of:=ABS([$rezultati_analiticki.I5]-[$rezultati_simulacija.I5])" office:value-type="float" office:value="0.00344056411307492" calcext:value-type="float">
            <text:p>0.0034</text:p>
          </table:table-cell>
          <table:table-cell table:formula="of:=ABS([$rezultati_analiticki.J5]-[$rezultati_simulacija.J5])" office:value-type="float" office:value="0" calcext:value-type="float">
            <text:p>0.0000</text:p>
          </table:table-cell>
          <table:table-cell table:formula="of:=ABS([$rezultati_analiticki.K5]-[$rezultati_simulacija.K5])" office:value-type="float" office:value="0" calcext:value-type="float">
            <text:p>0.0000</text:p>
          </table:table-cell>
          <table:table-cell table:formula="of:=ABS([$rezultati_analiticki.L5]-[$rezultati_simulacija.L5])" office:value-type="float" office:value="0" calcext:value-type="float">
            <text:p>0.0000</text:p>
          </table:table-cell>
          <table:table-cell table:formula="of:=ABS([$rezultati_analiticki.M5]-[$rezultati_simulacija.M5])" office:value-type="float" office:value="0.0219667801052879" calcext:value-type="float">
            <text:p>0.0220</text:p>
          </table:table-cell>
          <table:table-cell table:formula="of:=ABS([$rezultati_analiticki.N5]-[$rezultati_simulacija.N5])" office:value-type="float" office:value="0.0973219693439873" calcext:value-type="float">
            <text:p>0.0973</text:p>
          </table:table-cell>
          <table:table-cell table:formula="of:=ABS([$rezultati_analiticki.O5]-[$rezultati_simulacija.O5])" office:value-type="float" office:value="0.145123907683463" calcext:value-type="float">
            <text:p>0.1451</text:p>
          </table:table-cell>
          <table:table-cell table:formula="of:=ABS([$rezultati_analiticki.P5]-[$rezultati_simulacija.P5])" office:value-type="float" office:value="0.0384741690088148" calcext:value-type="float">
            <text:p>0.0385</text:p>
          </table:table-cell>
          <table:table-cell table:formula="of:=ABS([$rezultati_analiticki.Q5]-[$rezultati_simulacija.Q5])" office:value-type="float" office:value="0.211330215488452" calcext:value-type="float">
            <text:p>0.2113</text:p>
          </table:table-cell>
          <table:table-cell table:formula="of:=ABS([$rezultati_analiticki.R5]-[$rezultati_simulacija.R5])" office:value-type="float" office:value="0.0611752651311477" calcext:value-type="float">
            <text:p>0.0612</text:p>
          </table:table-cell>
          <table:table-cell table:formula="of:=ABS([$rezultati_analiticki.S5]-[$rezultati_simulacija.S5])" office:value-type="float" office:value="0" calcext:value-type="float">
            <text:p>0.0000</text:p>
          </table:table-cell>
          <table:table-cell table:formula="of:=ABS([$rezultati_analiticki.T5]-[$rezultati_simulacija.T5])" office:value-type="float" office:value="0" calcext:value-type="float">
            <text:p>0.0000</text:p>
          </table:table-cell>
          <table:table-cell table:formula="of:=ABS([$rezultati_analiticki.U5]-[$rezultati_simulacija.U5])" office:value-type="float" office:value="0" calcext:value-type="float">
            <text:p>0.0000</text:p>
          </table:table-cell>
          <table:table-cell table:formula="of:=ABS([$rezultati_analiticki.V5]-[$rezultati_simulacija.V5])" office:value-type="float" office:value="0.0215395651453076" calcext:value-type="float">
            <text:p>0.0215</text:p>
          </table:table-cell>
          <table:table-cell table:formula="of:=ABS([$rezultati_analiticki.W5]-[$rezultati_simulacija.W5])" office:value-type="float" office:value="0.000345912542836502" calcext:value-type="float">
            <text:p>0.0003</text:p>
          </table:table-cell>
          <table:table-cell table:formula="of:=ABS([$rezultati_analiticki.X5]-[$rezultati_simulacija.X5])" office:value-type="float" office:value="0.00840140248126786" calcext:value-type="float">
            <text:p>0.0084</text:p>
          </table:table-cell>
          <table:table-cell table:formula="of:=ABS([$rezultati_analiticki.Y5]-[$rezultati_simulacija.Y5])" office:value-type="float" office:value="0.000870002452407537" calcext:value-type="float">
            <text:p>0.0009</text:p>
          </table:table-cell>
          <table:table-cell table:formula="of:=ABS([$rezultati_analiticki.Z5]-[$rezultati_simulacija.Z5])" office:value-type="float" office:value="25.9276516883981" calcext:value-type="float">
            <text:p>25.9277</text:p>
          </table:table-cell>
          <table:table-cell table:formula="of:=ABS([$rezultati_analiticki.AA5]-[$rezultati_simulacija.AA5])" office:value-type="float" office:value="37.8495847123353" calcext:value-type="float">
            <text:p>37.8496</text:p>
          </table:table-cell>
          <table:table-cell table:formula="of:=ABS([$rezultati_analiticki.AB5]-[$rezultati_simulacija.AB5])" office:value-type="float" office:value="0" calcext:value-type="float">
            <text:p>0.0000</text:p>
          </table:table-cell>
          <table:table-cell table:formula="of:=ABS([$rezultati_analiticki.AC5]-[$rezultati_simulacija.AC5])" office:value-type="float" office:value="0" calcext:value-type="float">
            <text:p>0.0000</text:p>
          </table:table-cell>
          <table:table-cell table:formula="of:=ABS([$rezultati_analiticki.AD5]-[$rezultati_simulacija.AD5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6]-[$rezultati_simulacija.A6])" office:value-type="float" office:value="0" calcext:value-type="float">
            <text:p>0.0000</text:p>
          </table:table-cell>
          <table:table-cell table:formula="of:=ABS([$rezultati_analiticki.B6]-[$rezultati_simulacija.B6])" office:value-type="float" office:value="0" calcext:value-type="float">
            <text:p>0.0000</text:p>
          </table:table-cell>
          <table:table-cell table:formula="of:=ABS([$rezultati_analiticki.C6]-[$rezultati_simulacija.C6])" office:value-type="float" office:value="0.0355153731542623" calcext:value-type="float">
            <text:p>0.0355</text:p>
          </table:table-cell>
          <table:table-cell table:formula="of:=ABS([$rezultati_analiticki.D6]-[$rezultati_simulacija.D6])" office:value-type="float" office:value="0.00198765270402745" calcext:value-type="float">
            <text:p>0.0020</text:p>
          </table:table-cell>
          <table:table-cell table:formula="of:=ABS([$rezultati_analiticki.E6]-[$rezultati_simulacija.E6])" office:value-type="float" office:value="0.00102693777562082" calcext:value-type="float">
            <text:p>0.0010</text:p>
          </table:table-cell>
          <table:table-cell table:formula="of:=ABS([$rezultati_analiticki.F6]-[$rezultati_simulacija.F6])" office:value-type="float" office:value="0.000244459549728793" calcext:value-type="float">
            <text:p>0.0002</text:p>
          </table:table-cell>
          <table:table-cell table:formula="of:=ABS([$rezultati_analiticki.G6]-[$rezultati_simulacija.G6])" office:value-type="float" office:value="0.000574257923810162" calcext:value-type="float">
            <text:p>0.0006</text:p>
          </table:table-cell>
          <table:table-cell table:formula="of:=ABS([$rezultati_analiticki.H6]-[$rezultati_simulacija.H6])" office:value-type="float" office:value="0.00338574273618503" calcext:value-type="float">
            <text:p>0.0034</text:p>
          </table:table-cell>
          <table:table-cell table:formula="of:=ABS([$rezultati_analiticki.I6]-[$rezultati_simulacija.I6])" office:value-type="float" office:value="0.00171738023253309" calcext:value-type="float">
            <text:p>0.0017</text:p>
          </table:table-cell>
          <table:table-cell table:formula="of:=ABS([$rezultati_analiticki.J6]-[$rezultati_simulacija.J6])" office:value-type="float" office:value="0.00437112123789019" calcext:value-type="float">
            <text:p>0.0044</text:p>
          </table:table-cell>
          <table:table-cell table:formula="of:=ABS([$rezultati_analiticki.K6]-[$rezultati_simulacija.K6])" office:value-type="float" office:value="0" calcext:value-type="float">
            <text:p>0.0000</text:p>
          </table:table-cell>
          <table:table-cell table:formula="of:=ABS([$rezultati_analiticki.L6]-[$rezultati_simulacija.L6])" office:value-type="float" office:value="0" calcext:value-type="float">
            <text:p>0.0000</text:p>
          </table:table-cell>
          <table:table-cell table:formula="of:=ABS([$rezultati_analiticki.M6]-[$rezultati_simulacija.M6])" office:value-type="float" office:value="0.305307280295708" calcext:value-type="float">
            <text:p>0.3053</text:p>
          </table:table-cell>
          <table:table-cell table:formula="of:=ABS([$rezultati_analiticki.N6]-[$rezultati_simulacija.N6])" office:value-type="float" office:value="0.15948617461923" calcext:value-type="float">
            <text:p>0.1595</text:p>
          </table:table-cell>
          <table:table-cell table:formula="of:=ABS([$rezultati_analiticki.O6]-[$rezultati_simulacija.O6])" office:value-type="float" office:value="0.0329514878408617" calcext:value-type="float">
            <text:p>0.0330</text:p>
          </table:table-cell>
          <table:table-cell table:formula="of:=ABS([$rezultati_analiticki.P6]-[$rezultati_simulacija.P6])" office:value-type="float" office:value="0.0680768949660582" calcext:value-type="float">
            <text:p>0.0681</text:p>
          </table:table-cell>
          <table:table-cell table:formula="of:=ABS([$rezultati_analiticki.Q6]-[$rezultati_simulacija.Q6])" office:value-type="float" office:value="0.0689586246451039" calcext:value-type="float">
            <text:p>0.0690</text:p>
          </table:table-cell>
          <table:table-cell table:formula="of:=ABS([$rezultati_analiticki.R6]-[$rezultati_simulacija.R6])" office:value-type="float" office:value="0.00618339917739519" calcext:value-type="float">
            <text:p>0.0062</text:p>
          </table:table-cell>
          <table:table-cell table:formula="of:=ABS([$rezultati_analiticki.S6]-[$rezultati_simulacija.S6])" office:value-type="float" office:value="0.0677024856651265" calcext:value-type="float">
            <text:p>0.0677</text:p>
          </table:table-cell>
          <table:table-cell table:formula="of:=ABS([$rezultati_analiticki.T6]-[$rezultati_simulacija.T6])" office:value-type="float" office:value="0" calcext:value-type="float">
            <text:p>0.0000</text:p>
          </table:table-cell>
          <table:table-cell table:formula="of:=ABS([$rezultati_analiticki.U6]-[$rezultati_simulacija.U6])" office:value-type="float" office:value="0" calcext:value-type="float">
            <text:p>0.0000</text:p>
          </table:table-cell>
          <table:table-cell table:formula="of:=ABS([$rezultati_analiticki.V6]-[$rezultati_simulacija.V6])" office:value-type="float" office:value="0.00483745564829397" calcext:value-type="float">
            <text:p>0.0048</text:p>
          </table:table-cell>
          <table:table-cell table:formula="of:=ABS([$rezultati_analiticki.W6]-[$rezultati_simulacija.W6])" office:value-type="float" office:value="0.00101766419227123" calcext:value-type="float">
            <text:p>0.0010</text:p>
          </table:table-cell>
          <table:table-cell table:formula="of:=ABS([$rezultati_analiticki.X6]-[$rezultati_simulacija.X6])" office:value-type="float" office:value="0.00107103324647553" calcext:value-type="float">
            <text:p>0.0011</text:p>
          </table:table-cell>
          <table:table-cell table:formula="of:=ABS([$rezultati_analiticki.Y6]-[$rezultati_simulacija.Y6])" office:value-type="float" office:value="0.000237162244450445" calcext:value-type="float">
            <text:p>0.0002</text:p>
          </table:table-cell>
          <table:table-cell table:formula="of:=ABS([$rezultati_analiticki.Z6]-[$rezultati_simulacija.Z6])" office:value-type="float" office:value="0.00548142439744181" calcext:value-type="float">
            <text:p>0.0055</text:p>
          </table:table-cell>
          <table:table-cell table:formula="of:=ABS([$rezultati_analiticki.AA6]-[$rezultati_simulacija.AA6])" office:value-type="float" office:value="0.0075870938107046" calcext:value-type="float">
            <text:p>0.0076</text:p>
          </table:table-cell>
          <table:table-cell table:formula="of:=ABS([$rezultati_analiticki.AB6]-[$rezultati_simulacija.AB6])" office:value-type="float" office:value="0.00753989860225274" calcext:value-type="float">
            <text:p>0.0075</text:p>
          </table:table-cell>
          <table:table-cell table:formula="of:=ABS([$rezultati_analiticki.AC6]-[$rezultati_simulacija.AC6])" office:value-type="float" office:value="0" calcext:value-type="float">
            <text:p>0.0000</text:p>
          </table:table-cell>
          <table:table-cell table:formula="of:=ABS([$rezultati_analiticki.AD6]-[$rezultati_simulacija.AD6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7]-[$rezultati_simulacija.A7])" office:value-type="float" office:value="0" calcext:value-type="float">
            <text:p>0.0000</text:p>
          </table:table-cell>
          <table:table-cell table:formula="of:=ABS([$rezultati_analiticki.B7]-[$rezultati_simulacija.B7])" office:value-type="float" office:value="0" calcext:value-type="float">
            <text:p>0.0000</text:p>
          </table:table-cell>
          <table:table-cell table:formula="of:=ABS([$rezultati_analiticki.C7]-[$rezultati_simulacija.C7])" office:value-type="float" office:value="0.05489990489481" calcext:value-type="float">
            <text:p>0.0549</text:p>
          </table:table-cell>
          <table:table-cell table:formula="of:=ABS([$rezultati_analiticki.D7]-[$rezultati_simulacija.D7])" office:value-type="float" office:value="0.00312878582630721" calcext:value-type="float">
            <text:p>0.0031</text:p>
          </table:table-cell>
          <table:table-cell table:formula="of:=ABS([$rezultati_analiticki.E7]-[$rezultati_simulacija.E7])" office:value-type="float" office:value="0.00149491070270191" calcext:value-type="float">
            <text:p>0.0015</text:p>
          </table:table-cell>
          <table:table-cell table:formula="of:=ABS([$rezultati_analiticki.F7]-[$rezultati_simulacija.F7])" office:value-type="float" office:value="0.00046617461151266" calcext:value-type="float">
            <text:p>0.0005</text:p>
          </table:table-cell>
          <table:table-cell table:formula="of:=ABS([$rezultati_analiticki.G7]-[$rezultati_simulacija.G7])" office:value-type="float" office:value="0.000250135688286163" calcext:value-type="float">
            <text:p>0.0003</text:p>
          </table:table-cell>
          <table:table-cell table:formula="of:=ABS([$rezultati_analiticki.H7]-[$rezultati_simulacija.H7])" office:value-type="float" office:value="0.00537993534317927" calcext:value-type="float">
            <text:p>0.0054</text:p>
          </table:table-cell>
          <table:table-cell table:formula="of:=ABS([$rezultati_analiticki.I7]-[$rezultati_simulacija.I7])" office:value-type="float" office:value="0.000229648753348632" calcext:value-type="float">
            <text:p>0.0002</text:p>
          </table:table-cell>
          <table:table-cell table:formula="of:=ABS([$rezultati_analiticki.J7]-[$rezultati_simulacija.J7])" office:value-type="float" office:value="0.00565495381500714" calcext:value-type="float">
            <text:p>0.0057</text:p>
          </table:table-cell>
          <table:table-cell table:formula="of:=ABS([$rezultati_analiticki.K7]-[$rezultati_simulacija.K7])" office:value-type="float" office:value="0" calcext:value-type="float">
            <text:p>0.0000</text:p>
          </table:table-cell>
          <table:table-cell table:formula="of:=ABS([$rezultati_analiticki.L7]-[$rezultati_simulacija.L7])" office:value-type="float" office:value="0" calcext:value-type="float">
            <text:p>0.0000</text:p>
          </table:table-cell>
          <table:table-cell table:formula="of:=ABS([$rezultati_analiticki.M7]-[$rezultati_simulacija.M7])" office:value-type="float" office:value="0.180413344274044" calcext:value-type="float">
            <text:p>0.1804</text:p>
          </table:table-cell>
          <table:table-cell table:formula="of:=ABS([$rezultati_analiticki.N7]-[$rezultati_simulacija.N7])" office:value-type="float" office:value="0.0730687027656458" calcext:value-type="float">
            <text:p>0.0731</text:p>
          </table:table-cell>
          <table:table-cell table:formula="of:=ABS([$rezultati_analiticki.O7]-[$rezultati_simulacija.O7])" office:value-type="float" office:value="0.0163059122834461" calcext:value-type="float">
            <text:p>0.0163</text:p>
          </table:table-cell>
          <table:table-cell table:formula="of:=ABS([$rezultati_analiticki.P7]-[$rezultati_simulacija.P7])" office:value-type="float" office:value="0.115680010992213" calcext:value-type="float">
            <text:p>0.1157</text:p>
          </table:table-cell>
          <table:table-cell table:formula="of:=ABS([$rezultati_analiticki.Q7]-[$rezultati_simulacija.Q7])" office:value-type="float" office:value="0.125562608106318" calcext:value-type="float">
            <text:p>0.1256</text:p>
          </table:table-cell>
          <table:table-cell table:formula="of:=ABS([$rezultati_analiticki.R7]-[$rezultati_simulacija.R7])" office:value-type="float" office:value="0.100563898957137" calcext:value-type="float">
            <text:p>0.1006</text:p>
          </table:table-cell>
          <table:table-cell table:formula="of:=ABS([$rezultati_analiticki.S7]-[$rezultati_simulacija.S7])" office:value-type="float" office:value="0.106647623546106" calcext:value-type="float">
            <text:p>0.1066</text:p>
          </table:table-cell>
          <table:table-cell table:formula="of:=ABS([$rezultati_analiticki.T7]-[$rezultati_simulacija.T7])" office:value-type="float" office:value="0" calcext:value-type="float">
            <text:p>0.0000</text:p>
          </table:table-cell>
          <table:table-cell table:formula="of:=ABS([$rezultati_analiticki.U7]-[$rezultati_simulacija.U7])" office:value-type="float" office:value="0" calcext:value-type="float">
            <text:p>0.0000</text:p>
          </table:table-cell>
          <table:table-cell table:formula="of:=ABS([$rezultati_analiticki.V7]-[$rezultati_simulacija.V7])" office:value-type="float" office:value="0.00755713798072166" calcext:value-type="float">
            <text:p>0.0076</text:p>
          </table:table-cell>
          <table:table-cell table:formula="of:=ABS([$rezultati_analiticki.W7]-[$rezultati_simulacija.W7])" office:value-type="float" office:value="0.00304583821659543" calcext:value-type="float">
            <text:p>0.0030</text:p>
          </table:table-cell>
          <table:table-cell table:formula="of:=ABS([$rezultati_analiticki.X7]-[$rezultati_simulacija.X7])" office:value-type="float" office:value="0.00161938428039643" calcext:value-type="float">
            <text:p>0.0016</text:p>
          </table:table-cell>
          <table:table-cell table:formula="of:=ABS([$rezultati_analiticki.Y7]-[$rezultati_simulacija.Y7])" office:value-type="float" office:value="0.00129568005112746" calcext:value-type="float">
            <text:p>0.0013</text:p>
          </table:table-cell>
          <table:table-cell table:formula="of:=ABS([$rezultati_analiticki.Z7]-[$rezultati_simulacija.Z7])" office:value-type="float" office:value="0.0389060632650249" calcext:value-type="float">
            <text:p>0.0389</text:p>
          </table:table-cell>
          <table:table-cell table:formula="of:=ABS([$rezultati_analiticki.AA7]-[$rezultati_simulacija.AA7])" office:value-type="float" office:value="0.0182056384182916" calcext:value-type="float">
            <text:p>0.0182</text:p>
          </table:table-cell>
          <table:table-cell table:formula="of:=ABS([$rezultati_analiticki.AB7]-[$rezultati_simulacija.AB7])" office:value-type="float" office:value="0.0238886057945444" calcext:value-type="float">
            <text:p>0.0239</text:p>
          </table:table-cell>
          <table:table-cell table:formula="of:=ABS([$rezultati_analiticki.AC7]-[$rezultati_simulacija.AC7])" office:value-type="float" office:value="0" calcext:value-type="float">
            <text:p>0.0000</text:p>
          </table:table-cell>
          <table:table-cell table:formula="of:=ABS([$rezultati_analiticki.AD7]-[$rezultati_simulacija.AD7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8]-[$rezultati_simulacija.A8])" office:value-type="float" office:value="0" calcext:value-type="float">
            <text:p>0.0000</text:p>
          </table:table-cell>
          <table:table-cell table:formula="of:=ABS([$rezultati_analiticki.B8]-[$rezultati_simulacija.B8])" office:value-type="float" office:value="0" calcext:value-type="float">
            <text:p>0.0000</text:p>
          </table:table-cell>
          <table:table-cell table:formula="of:=ABS([$rezultati_analiticki.C8]-[$rezultati_simulacija.C8])" office:value-type="float" office:value="0.120941986267279" calcext:value-type="float">
            <text:p>0.1209</text:p>
          </table:table-cell>
          <table:table-cell table:formula="of:=ABS([$rezultati_analiticki.D8]-[$rezultati_simulacija.D8])" office:value-type="float" office:value="0.000484125517854372" calcext:value-type="float">
            <text:p>0.0005</text:p>
          </table:table-cell>
          <table:table-cell table:formula="of:=ABS([$rezultati_analiticki.E8]-[$rezultati_simulacija.E8])" office:value-type="float" office:value="0.000885636198551865" calcext:value-type="float">
            <text:p>0.0009</text:p>
          </table:table-cell>
          <table:table-cell table:formula="of:=ABS([$rezultati_analiticki.F8]-[$rezultati_simulacija.F8])" office:value-type="float" office:value="0.00548289997918455" calcext:value-type="float">
            <text:p>0.0055</text:p>
          </table:table-cell>
          <table:table-cell table:formula="of:=ABS([$rezultati_analiticki.G8]-[$rezultati_simulacija.G8])" office:value-type="float" office:value="0.000836063554227773" calcext:value-type="float">
            <text:p>0.0008</text:p>
          </table:table-cell>
          <table:table-cell table:formula="of:=ABS([$rezultati_analiticki.H8]-[$rezultati_simulacija.H8])" office:value-type="float" office:value="0.0044003506607383" calcext:value-type="float">
            <text:p>0.0044</text:p>
          </table:table-cell>
          <table:table-cell table:formula="of:=ABS([$rezultati_analiticki.I8]-[$rezultati_simulacija.I8])" office:value-type="float" office:value="0.0100131980802338" calcext:value-type="float">
            <text:p>0.0100</text:p>
          </table:table-cell>
          <table:table-cell table:formula="of:=ABS([$rezultati_analiticki.J8]-[$rezultati_simulacija.J8])" office:value-type="float" office:value="0.00219122802835703" calcext:value-type="float">
            <text:p>0.0022</text:p>
          </table:table-cell>
          <table:table-cell table:formula="of:=ABS([$rezultati_analiticki.K8]-[$rezultati_simulacija.K8])" office:value-type="float" office:value="0" calcext:value-type="float">
            <text:p>0.0000</text:p>
          </table:table-cell>
          <table:table-cell table:formula="of:=ABS([$rezultati_analiticki.L8]-[$rezultati_simulacija.L8])" office:value-type="float" office:value="0" calcext:value-type="float">
            <text:p>0.0000</text:p>
          </table:table-cell>
          <table:table-cell table:formula="of:=ABS([$rezultati_analiticki.M8]-[$rezultati_simulacija.M8])" office:value-type="float" office:value="0.230555765783862" calcext:value-type="float">
            <text:p>0.2306</text:p>
          </table:table-cell>
          <table:table-cell table:formula="of:=ABS([$rezultati_analiticki.N8]-[$rezultati_simulacija.N8])" office:value-type="float" office:value="0.0882189721944897" calcext:value-type="float">
            <text:p>0.0882</text:p>
          </table:table-cell>
          <table:table-cell table:formula="of:=ABS([$rezultati_analiticki.O8]-[$rezultati_simulacija.O8])" office:value-type="float" office:value="0.188649083871454" calcext:value-type="float">
            <text:p>0.1886</text:p>
          </table:table-cell>
          <table:table-cell table:formula="of:=ABS([$rezultati_analiticki.P8]-[$rezultati_simulacija.P8])" office:value-type="float" office:value="0.0468869204447593" calcext:value-type="float">
            <text:p>0.0469</text:p>
          </table:table-cell>
          <table:table-cell table:formula="of:=ABS([$rezultati_analiticki.Q8]-[$rezultati_simulacija.Q8])" office:value-type="float" office:value="0.0811294282761494" calcext:value-type="float">
            <text:p>0.0811</text:p>
          </table:table-cell>
          <table:table-cell table:formula="of:=ABS([$rezultati_analiticki.R8]-[$rezultati_simulacija.R8])" office:value-type="float" office:value="0.200559105219469" calcext:value-type="float">
            <text:p>0.2006</text:p>
          </table:table-cell>
          <table:table-cell table:formula="of:=ABS([$rezultati_analiticki.S8]-[$rezultati_simulacija.S8])" office:value-type="float" office:value="0.00280577967611606" calcext:value-type="float">
            <text:p>0.0028</text:p>
          </table:table-cell>
          <table:table-cell table:formula="of:=ABS([$rezultati_analiticki.T8]-[$rezultati_simulacija.T8])" office:value-type="float" office:value="0" calcext:value-type="float">
            <text:p>0.0000</text:p>
          </table:table-cell>
          <table:table-cell table:formula="of:=ABS([$rezultati_analiticki.U8]-[$rezultati_simulacija.U8])" office:value-type="float" office:value="0" calcext:value-type="float">
            <text:p>0.0000</text:p>
          </table:table-cell>
          <table:table-cell table:formula="of:=ABS([$rezultati_analiticki.V8]-[$rezultati_simulacija.V8])" office:value-type="float" office:value="0.0448244097353565" calcext:value-type="float">
            <text:p>0.0448</text:p>
          </table:table-cell>
          <table:table-cell table:formula="of:=ABS([$rezultati_analiticki.W8]-[$rezultati_simulacija.W8])" office:value-type="float" office:value="0.00812900732647048" calcext:value-type="float">
            <text:p>0.0081</text:p>
          </table:table-cell>
          <table:table-cell table:formula="of:=ABS([$rezultati_analiticki.X8]-[$rezultati_simulacija.X8])" office:value-type="float" office:value="0.0158859604014733" calcext:value-type="float">
            <text:p>0.0159</text:p>
          </table:table-cell>
          <table:table-cell table:formula="of:=ABS([$rezultati_analiticki.Y8]-[$rezultati_simulacija.Y8])" office:value-type="float" office:value="0.000970337073558369" calcext:value-type="float">
            <text:p>0.0010</text:p>
          </table:table-cell>
          <table:table-cell table:formula="of:=ABS([$rezultati_analiticki.Z8]-[$rezultati_simulacija.Z8])" office:value-type="float" office:value="0.164358695407353" calcext:value-type="float">
            <text:p>0.1644</text:p>
          </table:table-cell>
          <table:table-cell table:formula="of:=ABS([$rezultati_analiticki.AA8]-[$rezultati_simulacija.AA8])" office:value-type="float" office:value="0.390708910812955" calcext:value-type="float">
            <text:p>0.3907</text:p>
          </table:table-cell>
          <table:table-cell table:formula="of:=ABS([$rezultati_analiticki.AB8]-[$rezultati_simulacija.AB8])" office:value-type="float" office:value="0.0586613349542793" calcext:value-type="float">
            <text:p>0.0587</text:p>
          </table:table-cell>
          <table:table-cell table:formula="of:=ABS([$rezultati_analiticki.AC8]-[$rezultati_simulacija.AC8])" office:value-type="float" office:value="0" calcext:value-type="float">
            <text:p>0.0000</text:p>
          </table:table-cell>
          <table:table-cell table:formula="of:=ABS([$rezultati_analiticki.AD8]-[$rezultati_simulacija.AD8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9]-[$rezultati_simulacija.A9])" office:value-type="float" office:value="0" calcext:value-type="float">
            <text:p>0.0000</text:p>
          </table:table-cell>
          <table:table-cell table:formula="of:=ABS([$rezultati_analiticki.B9]-[$rezultati_simulacija.B9])" office:value-type="float" office:value="0" calcext:value-type="float">
            <text:p>0.0000</text:p>
          </table:table-cell>
          <table:table-cell table:formula="of:=ABS([$rezultati_analiticki.C9]-[$rezultati_simulacija.C9])" office:value-type="float" office:value="2.50048029516383" calcext:value-type="float">
            <text:p>2.5005</text:p>
          </table:table-cell>
          <table:table-cell table:formula="of:=ABS([$rezultati_analiticki.D9]-[$rezultati_simulacija.D9])" office:value-type="float" office:value="0.00255044653114067" calcext:value-type="float">
            <text:p>0.0026</text:p>
          </table:table-cell>
          <table:table-cell table:formula="of:=ABS([$rezultati_analiticki.E9]-[$rezultati_simulacija.E9])" office:value-type="float" office:value="0.000239902200426745" calcext:value-type="float">
            <text:p>0.0002</text:p>
          </table:table-cell>
          <table:table-cell table:formula="of:=ABS([$rezultati_analiticki.F9]-[$rezultati_simulacija.F9])" office:value-type="float" office:value="0.00304802661348391" calcext:value-type="float">
            <text:p>0.0030</text:p>
          </table:table-cell>
          <table:table-cell table:formula="of:=ABS([$rezultati_analiticki.G9]-[$rezultati_simulacija.G9])" office:value-type="float" office:value="0.00114017276741707" calcext:value-type="float">
            <text:p>0.0011</text:p>
          </table:table-cell>
          <table:table-cell table:formula="of:=ABS([$rezultati_analiticki.H9]-[$rezultati_simulacija.H9])" office:value-type="float" office:value="0.00621107391888276" calcext:value-type="float">
            <text:p>0.0062</text:p>
          </table:table-cell>
          <table:table-cell table:formula="of:=ABS([$rezultati_analiticki.I9]-[$rezultati_simulacija.I9])" office:value-type="float" office:value="0.0142912210705975" calcext:value-type="float">
            <text:p>0.0143</text:p>
          </table:table-cell>
          <table:table-cell table:formula="of:=ABS([$rezultati_analiticki.J9]-[$rezultati_simulacija.J9])" office:value-type="float" office:value="0.00838278290757299" calcext:value-type="float">
            <text:p>0.0084</text:p>
          </table:table-cell>
          <table:table-cell table:formula="of:=ABS([$rezultati_analiticki.K9]-[$rezultati_simulacija.K9])" office:value-type="float" office:value="0" calcext:value-type="float">
            <text:p>0.0000</text:p>
          </table:table-cell>
          <table:table-cell table:formula="of:=ABS([$rezultati_analiticki.L9]-[$rezultati_simulacija.L9])" office:value-type="float" office:value="0" calcext:value-type="float">
            <text:p>0.0000</text:p>
          </table:table-cell>
          <table:table-cell table:formula="of:=ABS([$rezultati_analiticki.M9]-[$rezultati_simulacija.M9])" office:value-type="float" office:value="0.227291574845935" calcext:value-type="float">
            <text:p>0.2273</text:p>
          </table:table-cell>
          <table:table-cell table:formula="of:=ABS([$rezultati_analiticki.N9]-[$rezultati_simulacija.N9])" office:value-type="float" office:value="0.0785029609089634" calcext:value-type="float">
            <text:p>0.0785</text:p>
          </table:table-cell>
          <table:table-cell table:formula="of:=ABS([$rezultati_analiticki.O9]-[$rezultati_simulacija.O9])" office:value-type="float" office:value="0.137415862881674" calcext:value-type="float">
            <text:p>0.1374</text:p>
          </table:table-cell>
          <table:table-cell table:formula="of:=ABS([$rezultati_analiticki.P9]-[$rezultati_simulacija.P9])" office:value-type="float" office:value="0.00788103961017939" calcext:value-type="float">
            <text:p>0.0079</text:p>
          </table:table-cell>
          <table:table-cell table:formula="of:=ABS([$rezultati_analiticki.Q9]-[$rezultati_simulacija.Q9])" office:value-type="float" office:value="0.184282936458857" calcext:value-type="float">
            <text:p>0.1843</text:p>
          </table:table-cell>
          <table:table-cell table:formula="of:=ABS([$rezultati_analiticki.R9]-[$rezultati_simulacija.R9])" office:value-type="float" office:value="0.15618020847878" calcext:value-type="float">
            <text:p>0.1562</text:p>
          </table:table-cell>
          <table:table-cell table:formula="of:=ABS([$rezultati_analiticki.S9]-[$rezultati_simulacija.S9])" office:value-type="float" office:value="0.213293732792422" calcext:value-type="float">
            <text:p>0.2133</text:p>
          </table:table-cell>
          <table:table-cell table:formula="of:=ABS([$rezultati_analiticki.T9]-[$rezultati_simulacija.T9])" office:value-type="float" office:value="0" calcext:value-type="float">
            <text:p>0.0000</text:p>
          </table:table-cell>
          <table:table-cell table:formula="of:=ABS([$rezultati_analiticki.U9]-[$rezultati_simulacija.U9])" office:value-type="float" office:value="0" calcext:value-type="float">
            <text:p>0.0000</text:p>
          </table:table-cell>
          <table:table-cell table:formula="of:=ABS([$rezultati_analiticki.V9]-[$rezultati_simulacija.V9])" office:value-type="float" office:value="0.0421193438803273" calcext:value-type="float">
            <text:p>0.0421</text:p>
          </table:table-cell>
          <table:table-cell table:formula="of:=ABS([$rezultati_analiticki.W9]-[$rezultati_simulacija.W9])" office:value-type="float" office:value="0.00414640993865256" calcext:value-type="float">
            <text:p>0.0041</text:p>
          </table:table-cell>
          <table:table-cell table:formula="of:=ABS([$rezultati_analiticki.X9]-[$rezultati_simulacija.X9])" office:value-type="float" office:value="0.00486816502887422" calcext:value-type="float">
            <text:p>0.0049</text:p>
          </table:table-cell>
          <table:table-cell table:formula="of:=ABS([$rezultati_analiticki.Y9]-[$rezultati_simulacija.Y9])" office:value-type="float" office:value="0.00816468980665774" calcext:value-type="float">
            <text:p>0.0082</text:p>
          </table:table-cell>
          <table:table-cell table:formula="of:=ABS([$rezultati_analiticki.Z9]-[$rezultati_simulacija.Z9])" office:value-type="float" office:value="23.4686455259358" calcext:value-type="float">
            <text:p>23.4686</text:p>
          </table:table-cell>
          <table:table-cell table:formula="of:=ABS([$rezultati_analiticki.AA9]-[$rezultati_simulacija.AA9])" office:value-type="float" office:value="63.8011739311504" calcext:value-type="float">
            <text:p>63.8012</text:p>
          </table:table-cell>
          <table:table-cell table:formula="of:=ABS([$rezultati_analiticki.AB9]-[$rezultati_simulacija.AB9])" office:value-type="float" office:value="48.2586161005647" calcext:value-type="float">
            <text:p>48.2586</text:p>
          </table:table-cell>
          <table:table-cell table:formula="of:=ABS([$rezultati_analiticki.AC9]-[$rezultati_simulacija.AC9])" office:value-type="float" office:value="0" calcext:value-type="float">
            <text:p>0.0000</text:p>
          </table:table-cell>
          <table:table-cell table:formula="of:=ABS([$rezultati_analiticki.AD9]-[$rezultati_simulacija.AD9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10]-[$rezultati_simulacija.A10])" office:value-type="float" office:value="0" calcext:value-type="float">
            <text:p>0.0000</text:p>
          </table:table-cell>
          <table:table-cell table:formula="of:=ABS([$rezultati_analiticki.B10]-[$rezultati_simulacija.B10])" office:value-type="float" office:value="0" calcext:value-type="float">
            <text:p>0.0000</text:p>
          </table:table-cell>
          <table:table-cell table:formula="of:=ABS([$rezultati_analiticki.C10]-[$rezultati_simulacija.C10])" office:value-type="float" office:value="0.0357417416703206" calcext:value-type="float">
            <text:p>0.0357</text:p>
          </table:table-cell>
          <table:table-cell table:formula="of:=ABS([$rezultati_analiticki.D10]-[$rezultati_simulacija.D10])" office:value-type="float" office:value="0.000419594672578794" calcext:value-type="float">
            <text:p>0.0004</text:p>
          </table:table-cell>
          <table:table-cell table:formula="of:=ABS([$rezultati_analiticki.E10]-[$rezultati_simulacija.E10])" office:value-type="float" office:value="0.000869009861353826" calcext:value-type="float">
            <text:p>0.0009</text:p>
          </table:table-cell>
          <table:table-cell table:formula="of:=ABS([$rezultati_analiticki.F10]-[$rezultati_simulacija.F10])" office:value-type="float" office:value="0.0012364344495247" calcext:value-type="float">
            <text:p>0.0012</text:p>
          </table:table-cell>
          <table:table-cell table:formula="of:=ABS([$rezultati_analiticki.G10]-[$rezultati_simulacija.G10])" office:value-type="float" office:value="0.00196195947539024" calcext:value-type="float">
            <text:p>0.0020</text:p>
          </table:table-cell>
          <table:table-cell table:formula="of:=ABS([$rezultati_analiticki.H10]-[$rezultati_simulacija.H10])" office:value-type="float" office:value="0.00128821711829497" calcext:value-type="float">
            <text:p>0.0013</text:p>
          </table:table-cell>
          <table:table-cell table:formula="of:=ABS([$rezultati_analiticki.I10]-[$rezultati_simulacija.I10])" office:value-type="float" office:value="0.00266661827717379" calcext:value-type="float">
            <text:p>0.0027</text:p>
          </table:table-cell>
          <table:table-cell table:formula="of:=ABS([$rezultati_analiticki.J10]-[$rezultati_simulacija.J10])" office:value-type="float" office:value="0.0036871964321164" calcext:value-type="float">
            <text:p>0.0037</text:p>
          </table:table-cell>
          <table:table-cell table:formula="of:=ABS([$rezultati_analiticki.K10]-[$rezultati_simulacija.K10])" office:value-type="float" office:value="0.0036521979099729" calcext:value-type="float">
            <text:p>0.0037</text:p>
          </table:table-cell>
          <table:table-cell table:formula="of:=ABS([$rezultati_analiticki.L10]-[$rezultati_simulacija.L10])" office:value-type="float" office:value="0" calcext:value-type="float">
            <text:p>0.0000</text:p>
          </table:table-cell>
          <table:table-cell table:formula="of:=ABS([$rezultati_analiticki.M10]-[$rezultati_simulacija.M10])" office:value-type="float" office:value="0.0533369645093984" calcext:value-type="float">
            <text:p>0.0533</text:p>
          </table:table-cell>
          <table:table-cell table:formula="of:=ABS([$rezultati_analiticki.N10]-[$rezultati_simulacija.N10])" office:value-type="float" office:value="0.0622231928815751" calcext:value-type="float">
            <text:p>0.0622</text:p>
          </table:table-cell>
          <table:table-cell table:formula="of:=ABS([$rezultati_analiticki.O10]-[$rezultati_simulacija.O10])" office:value-type="float" office:value="0.0600007286461128" calcext:value-type="float">
            <text:p>0.0600</text:p>
          </table:table-cell>
          <table:table-cell table:formula="of:=ABS([$rezultati_analiticki.P10]-[$rezultati_simulacija.P10])" office:value-type="float" office:value="0.0294439620740938" calcext:value-type="float">
            <text:p>0.0294</text:p>
          </table:table-cell>
          <table:table-cell table:formula="of:=ABS([$rezultati_analiticki.Q10]-[$rezultati_simulacija.Q10])" office:value-type="float" office:value="0.0227783594620643" calcext:value-type="float">
            <text:p>0.0228</text:p>
          </table:table-cell>
          <table:table-cell table:formula="of:=ABS([$rezultati_analiticki.R10]-[$rezultati_simulacija.R10])" office:value-type="float" office:value="0.0100005810598418" calcext:value-type="float">
            <text:p>0.0100</text:p>
          </table:table-cell>
          <table:table-cell table:formula="of:=ABS([$rezultati_analiticki.S10]-[$rezultati_simulacija.S10])" office:value-type="float" office:value="0.0683327561016132" calcext:value-type="float">
            <text:p>0.0683</text:p>
          </table:table-cell>
          <table:table-cell table:formula="of:=ABS([$rezultati_analiticki.T10]-[$rezultati_simulacija.T10])" office:value-type="float" office:value="0.0288894708718228" calcext:value-type="float">
            <text:p>0.0289</text:p>
          </table:table-cell>
          <table:table-cell table:formula="of:=ABS([$rezultati_analiticki.U10]-[$rezultati_simulacija.U10])" office:value-type="float" office:value="0" calcext:value-type="float">
            <text:p>0.0000</text:p>
          </table:table-cell>
          <table:table-cell table:formula="of:=ABS([$rezultati_analiticki.V10]-[$rezultati_simulacija.V10])" office:value-type="float" office:value="0.00710709780079466" calcext:value-type="float">
            <text:p>0.0071</text:p>
          </table:table-cell>
          <table:table-cell table:formula="of:=ABS([$rezultati_analiticki.W10]-[$rezultati_simulacija.W10])" office:value-type="float" office:value="0.000678015581184327" calcext:value-type="float">
            <text:p>0.0007</text:p>
          </table:table-cell>
          <table:table-cell table:formula="of:=ABS([$rezultati_analiticki.X10]-[$rezultati_simulacija.X10])" office:value-type="float" office:value="0.00064605977852894" calcext:value-type="float">
            <text:p>0.0006</text:p>
          </table:table-cell>
          <table:table-cell table:formula="of:=ABS([$rezultati_analiticki.Y10]-[$rezultati_simulacija.Y10])" office:value-type="float" office:value="0.00242857224061674" calcext:value-type="float">
            <text:p>0.0024</text:p>
          </table:table-cell>
          <table:table-cell table:formula="of:=ABS([$rezultati_analiticki.Z10]-[$rezultati_simulacija.Z10])" office:value-type="float" office:value="0.00283587224239862" calcext:value-type="float">
            <text:p>0.0028</text:p>
          </table:table-cell>
          <table:table-cell table:formula="of:=ABS([$rezultati_analiticki.AA10]-[$rezultati_simulacija.AA10])" office:value-type="float" office:value="0.00413331964253871" calcext:value-type="float">
            <text:p>0.0041</text:p>
          </table:table-cell>
          <table:table-cell table:formula="of:=ABS([$rezultati_analiticki.AB10]-[$rezultati_simulacija.AB10])" office:value-type="float" office:value="0.00315054848775709" calcext:value-type="float">
            <text:p>0.0032</text:p>
          </table:table-cell>
          <table:table-cell table:formula="of:=ABS([$rezultati_analiticki.AC10]-[$rezultati_simulacija.AC10])" office:value-type="float" office:value="0.00710629611852581" calcext:value-type="float">
            <text:p>0.0071</text:p>
          </table:table-cell>
          <table:table-cell table:formula="of:=ABS([$rezultati_analiticki.AD10]-[$rezultati_simulacija.AD10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11]-[$rezultati_simulacija.A11])" office:value-type="float" office:value="0" calcext:value-type="float">
            <text:p>0.0000</text:p>
          </table:table-cell>
          <table:table-cell table:formula="of:=ABS([$rezultati_analiticki.B11]-[$rezultati_simulacija.B11])" office:value-type="float" office:value="0" calcext:value-type="float">
            <text:p>0.0000</text:p>
          </table:table-cell>
          <table:table-cell table:formula="of:=ABS([$rezultati_analiticki.C11]-[$rezultati_simulacija.C11])" office:value-type="float" office:value="0.0554084239991861" calcext:value-type="float">
            <text:p>0.0554</text:p>
          </table:table-cell>
          <table:table-cell table:formula="of:=ABS([$rezultati_analiticki.D11]-[$rezultati_simulacija.D11])" office:value-type="float" office:value="0.000677688781481223" calcext:value-type="float">
            <text:p>0.0007</text:p>
          </table:table-cell>
          <table:table-cell table:formula="of:=ABS([$rezultati_analiticki.E11]-[$rezultati_simulacija.E11])" office:value-type="float" office:value="0.00127460255693995" calcext:value-type="float">
            <text:p>0.0013</text:p>
          </table:table-cell>
          <table:table-cell table:formula="of:=ABS([$rezultati_analiticki.F11]-[$rezultati_simulacija.F11])" office:value-type="float" office:value="0.00111656796587162" calcext:value-type="float">
            <text:p>0.0011</text:p>
          </table:table-cell>
          <table:table-cell table:formula="of:=ABS([$rezultati_analiticki.G11]-[$rezultati_simulacija.G11])" office:value-type="float" office:value="0.000710510786971208" calcext:value-type="float">
            <text:p>0.0007</text:p>
          </table:table-cell>
          <table:table-cell table:formula="of:=ABS([$rezultati_analiticki.H11]-[$rezultati_simulacija.H11])" office:value-type="float" office:value="0.00528929228103403" calcext:value-type="float">
            <text:p>0.0053</text:p>
          </table:table-cell>
          <table:table-cell table:formula="of:=ABS([$rezultati_analiticki.I11]-[$rezultati_simulacija.I11])" office:value-type="float" office:value="0.000988796234558165" calcext:value-type="float">
            <text:p>0.0010</text:p>
          </table:table-cell>
          <table:table-cell table:formula="of:=ABS([$rezultati_analiticki.J11]-[$rezultati_simulacija.J11])" office:value-type="float" office:value="0.000476645366133788" calcext:value-type="float">
            <text:p>0.0005</text:p>
          </table:table-cell>
          <table:table-cell table:formula="of:=ABS([$rezultati_analiticki.K11]-[$rezultati_simulacija.K11])" office:value-type="float" office:value="0.00283095064365502" calcext:value-type="float">
            <text:p>0.0028</text:p>
          </table:table-cell>
          <table:table-cell table:formula="of:=ABS([$rezultati_analiticki.L11]-[$rezultati_simulacija.L11])" office:value-type="float" office:value="0" calcext:value-type="float">
            <text:p>0.0000</text:p>
          </table:table-cell>
          <table:table-cell table:formula="of:=ABS([$rezultati_analiticki.M11]-[$rezultati_simulacija.M11])" office:value-type="float" office:value="0.42238499262254" calcext:value-type="float">
            <text:p>0.4224</text:p>
          </table:table-cell>
          <table:table-cell table:formula="of:=ABS([$rezultati_analiticki.N11]-[$rezultati_simulacija.N11])" office:value-type="float" office:value="0.079389548803988" calcext:value-type="float">
            <text:p>0.0794</text:p>
          </table:table-cell>
          <table:table-cell table:formula="of:=ABS([$rezultati_analiticki.O11]-[$rezultati_simulacija.O11])" office:value-type="float" office:value="0.164472211864364" calcext:value-type="float">
            <text:p>0.1645</text:p>
          </table:table-cell>
          <table:table-cell table:formula="of:=ABS([$rezultati_analiticki.P11]-[$rezultati_simulacija.P11])" office:value-type="float" office:value="0.17057042177257" calcext:value-type="float">
            <text:p>0.1706</text:p>
          </table:table-cell>
          <table:table-cell table:formula="of:=ABS([$rezultati_analiticki.Q11]-[$rezultati_simulacija.Q11])" office:value-type="float" office:value="0.188129941144251" calcext:value-type="float">
            <text:p>0.1881</text:p>
          </table:table-cell>
          <table:table-cell table:formula="of:=ABS([$rezultati_analiticki.R11]-[$rezultati_simulacija.R11])" office:value-type="float" office:value="0.0929643501749773" calcext:value-type="float">
            <text:p>0.0930</text:p>
          </table:table-cell>
          <table:table-cell table:formula="of:=ABS([$rezultati_analiticki.S11]-[$rezultati_simulacija.S11])" office:value-type="float" office:value="0.0229685385026031" calcext:value-type="float">
            <text:p>0.0230</text:p>
          </table:table-cell>
          <table:table-cell table:formula="of:=ABS([$rezultati_analiticki.T11]-[$rezultati_simulacija.T11])" office:value-type="float" office:value="0.17535292790247" calcext:value-type="float">
            <text:p>0.1754</text:p>
          </table:table-cell>
          <table:table-cell table:formula="of:=ABS([$rezultati_analiticki.U11]-[$rezultati_simulacija.U11])" office:value-type="float" office:value="0" calcext:value-type="float">
            <text:p>0.0000</text:p>
          </table:table-cell>
          <table:table-cell table:formula="of:=ABS([$rezultati_analiticki.V11]-[$rezultati_simulacija.V11])" office:value-type="float" office:value="0.03100991597655" calcext:value-type="float">
            <text:p>0.0310</text:p>
          </table:table-cell>
          <table:table-cell table:formula="of:=ABS([$rezultati_analiticki.W11]-[$rezultati_simulacija.W11])" office:value-type="float" office:value="0.00430178032565975" calcext:value-type="float">
            <text:p>0.0043</text:p>
          </table:table-cell>
          <table:table-cell table:formula="of:=ABS([$rezultati_analiticki.X11]-[$rezultati_simulacija.X11])" office:value-type="float" office:value="0.00185390690870635" calcext:value-type="float">
            <text:p>0.0019</text:p>
          </table:table-cell>
          <table:table-cell table:formula="of:=ABS([$rezultati_analiticki.Y11]-[$rezultati_simulacija.Y11])" office:value-type="float" office:value="0.00118574217267081" calcext:value-type="float">
            <text:p>0.0012</text:p>
          </table:table-cell>
          <table:table-cell table:formula="of:=ABS([$rezultati_analiticki.Z11]-[$rezultati_simulacija.Z11])" office:value-type="float" office:value="0.0190257713726771" calcext:value-type="float">
            <text:p>0.0190</text:p>
          </table:table-cell>
          <table:table-cell table:formula="of:=ABS([$rezultati_analiticki.AA11]-[$rezultati_simulacija.AA11])" office:value-type="float" office:value="0.00409546874815026" calcext:value-type="float">
            <text:p>0.0041</text:p>
          </table:table-cell>
          <table:table-cell table:formula="of:=ABS([$rezultati_analiticki.AB11]-[$rezultati_simulacija.AB11])" office:value-type="float" office:value="0.0180406746259587" calcext:value-type="float">
            <text:p>0.0180</text:p>
          </table:table-cell>
          <table:table-cell table:formula="of:=ABS([$rezultati_analiticki.AC11]-[$rezultati_simulacija.AC11])" office:value-type="float" office:value="0.0138163902388209" calcext:value-type="float">
            <text:p>0.0138</text:p>
          </table:table-cell>
          <table:table-cell table:formula="of:=ABS([$rezultati_analiticki.AD11]-[$rezultati_simulacija.AD11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12]-[$rezultati_simulacija.A12])" office:value-type="float" office:value="0" calcext:value-type="float">
            <text:p>0.0000</text:p>
          </table:table-cell>
          <table:table-cell table:formula="of:=ABS([$rezultati_analiticki.B12]-[$rezultati_simulacija.B12])" office:value-type="float" office:value="0" calcext:value-type="float">
            <text:p>0.0000</text:p>
          </table:table-cell>
          <table:table-cell table:formula="of:=ABS([$rezultati_analiticki.C12]-[$rezultati_simulacija.C12])" office:value-type="float" office:value="0.120254902640091" calcext:value-type="float">
            <text:p>0.1203</text:p>
          </table:table-cell>
          <table:table-cell table:formula="of:=ABS([$rezultati_analiticki.D12]-[$rezultati_simulacija.D12])" office:value-type="float" office:value="0.0000814498543293407" calcext:value-type="float">
            <text:p>0.0001</text:p>
          </table:table-cell>
          <table:table-cell table:formula="of:=ABS([$rezultati_analiticki.E12]-[$rezultati_simulacija.E12])" office:value-type="float" office:value="0.000157731839191211" calcext:value-type="float">
            <text:p>0.0002</text:p>
          </table:table-cell>
          <table:table-cell table:formula="of:=ABS([$rezultati_analiticki.F12]-[$rezultati_simulacija.F12])" office:value-type="float" office:value="0.000536159483793708" calcext:value-type="float">
            <text:p>0.0005</text:p>
          </table:table-cell>
          <table:table-cell table:formula="of:=ABS([$rezultati_analiticki.G12]-[$rezultati_simulacija.G12])" office:value-type="float" office:value="0.00633241348682295" calcext:value-type="float">
            <text:p>0.0063</text:p>
          </table:table-cell>
          <table:table-cell table:formula="of:=ABS([$rezultati_analiticki.H12]-[$rezultati_simulacija.H12])" office:value-type="float" office:value="0.00349021215356016" calcext:value-type="float">
            <text:p>0.0035</text:p>
          </table:table-cell>
          <table:table-cell table:formula="of:=ABS([$rezultati_analiticki.I12]-[$rezultati_simulacija.I12])" office:value-type="float" office:value="0.00515153859589235" calcext:value-type="float">
            <text:p>0.0052</text:p>
          </table:table-cell>
          <table:table-cell table:formula="of:=ABS([$rezultati_analiticki.J12]-[$rezultati_simulacija.J12])" office:value-type="float" office:value="0.00860502851909306" calcext:value-type="float">
            <text:p>0.0086</text:p>
          </table:table-cell>
          <table:table-cell table:formula="of:=ABS([$rezultati_analiticki.K12]-[$rezultati_simulacija.K12])" office:value-type="float" office:value="0.00120288794609735" calcext:value-type="float">
            <text:p>0.0012</text:p>
          </table:table-cell>
          <table:table-cell table:formula="of:=ABS([$rezultati_analiticki.L12]-[$rezultati_simulacija.L12])" office:value-type="float" office:value="0" calcext:value-type="float">
            <text:p>0.0000</text:p>
          </table:table-cell>
          <table:table-cell table:formula="of:=ABS([$rezultati_analiticki.M12]-[$rezultati_simulacija.M12])" office:value-type="float" office:value="0.313601717714022" calcext:value-type="float">
            <text:p>0.3136</text:p>
          </table:table-cell>
          <table:table-cell table:formula="of:=ABS([$rezultati_analiticki.N12]-[$rezultati_simulacija.N12])" office:value-type="float" office:value="0.0192626299832668" calcext:value-type="float">
            <text:p>0.0193</text:p>
          </table:table-cell>
          <table:table-cell table:formula="of:=ABS([$rezultati_analiticki.O12]-[$rezultati_simulacija.O12])" office:value-type="float" office:value="0.0952729274765787" calcext:value-type="float">
            <text:p>0.0953</text:p>
          </table:table-cell>
          <table:table-cell table:formula="of:=ABS([$rezultati_analiticki.P12]-[$rezultati_simulacija.P12])" office:value-type="float" office:value="0.215723612592786" calcext:value-type="float">
            <text:p>0.2157</text:p>
          </table:table-cell>
          <table:table-cell table:formula="of:=ABS([$rezultati_analiticki.Q12]-[$rezultati_simulacija.Q12])" office:value-type="float" office:value="0.132095975001036" calcext:value-type="float">
            <text:p>0.1321</text:p>
          </table:table-cell>
          <table:table-cell table:formula="of:=ABS([$rezultati_analiticki.R12]-[$rezultati_simulacija.R12])" office:value-type="float" office:value="0.0759899856271353" calcext:value-type="float">
            <text:p>0.0760</text:p>
          </table:table-cell>
          <table:table-cell table:formula="of:=ABS([$rezultati_analiticki.S12]-[$rezultati_simulacija.S12])" office:value-type="float" office:value="0.19398536918192" calcext:value-type="float">
            <text:p>0.1940</text:p>
          </table:table-cell>
          <table:table-cell table:formula="of:=ABS([$rezultati_analiticki.T12]-[$rezultati_simulacija.T12])" office:value-type="float" office:value="0.0576583257326924" calcext:value-type="float">
            <text:p>0.0577</text:p>
          </table:table-cell>
          <table:table-cell table:formula="of:=ABS([$rezultati_analiticki.U12]-[$rezultati_simulacija.U12])" office:value-type="float" office:value="0" calcext:value-type="float">
            <text:p>0.0000</text:p>
          </table:table-cell>
          <table:table-cell table:formula="of:=ABS([$rezultati_analiticki.V12]-[$rezultati_simulacija.V12])" office:value-type="float" office:value="0.000949287312203229" calcext:value-type="float">
            <text:p>0.0009</text:p>
          </table:table-cell>
          <table:table-cell table:formula="of:=ABS([$rezultati_analiticki.W12]-[$rezultati_simulacija.W12])" office:value-type="float" office:value="0.00606061029011684" calcext:value-type="float">
            <text:p>0.0061</text:p>
          </table:table-cell>
          <table:table-cell table:formula="of:=ABS([$rezultati_analiticki.X12]-[$rezultati_simulacija.X12])" office:value-type="float" office:value="0.00709461517089327" calcext:value-type="float">
            <text:p>0.0071</text:p>
          </table:table-cell>
          <table:table-cell table:formula="of:=ABS([$rezultati_analiticki.Y12]-[$rezultati_simulacija.Y12])" office:value-type="float" office:value="0.0162382402249385" calcext:value-type="float">
            <text:p>0.0162</text:p>
          </table:table-cell>
          <table:table-cell table:formula="of:=ABS([$rezultati_analiticki.Z12]-[$rezultati_simulacija.Z12])" office:value-type="float" office:value="0.0236840009773189" calcext:value-type="float">
            <text:p>0.0237</text:p>
          </table:table-cell>
          <table:table-cell table:formula="of:=ABS([$rezultati_analiticki.AA12]-[$rezultati_simulacija.AA12])" office:value-type="float" office:value="0.0740962246297849" calcext:value-type="float">
            <text:p>0.0741</text:p>
          </table:table-cell>
          <table:table-cell table:formula="of:=ABS([$rezultati_analiticki.AB12]-[$rezultati_simulacija.AB12])" office:value-type="float" office:value="0.147146731663735" calcext:value-type="float">
            <text:p>0.1471</text:p>
          </table:table-cell>
          <table:table-cell table:formula="of:=ABS([$rezultati_analiticki.AC12]-[$rezultati_simulacija.AC12])" office:value-type="float" office:value="0.0508129501826478" calcext:value-type="float">
            <text:p>0.0508</text:p>
          </table:table-cell>
          <table:table-cell table:formula="of:=ABS([$rezultati_analiticki.AD12]-[$rezultati_simulacija.AD12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13]-[$rezultati_simulacija.A13])" office:value-type="float" office:value="0" calcext:value-type="float">
            <text:p>0.0000</text:p>
          </table:table-cell>
          <table:table-cell table:formula="of:=ABS([$rezultati_analiticki.B13]-[$rezultati_simulacija.B13])" office:value-type="float" office:value="0" calcext:value-type="float">
            <text:p>0.0000</text:p>
          </table:table-cell>
          <table:table-cell table:formula="of:=ABS([$rezultati_analiticki.C13]-[$rezultati_simulacija.C13])" office:value-type="float" office:value="2.53814439986598" calcext:value-type="float">
            <text:p>2.5381</text:p>
          </table:table-cell>
          <table:table-cell table:formula="of:=ABS([$rezultati_analiticki.D13]-[$rezultati_simulacija.D13])" office:value-type="float" office:value="0.00389336755891312" calcext:value-type="float">
            <text:p>0.0039</text:p>
          </table:table-cell>
          <table:table-cell table:formula="of:=ABS([$rezultati_analiticki.E13]-[$rezultati_simulacija.E13])" office:value-type="float" office:value="0.000679091744205884" calcext:value-type="float">
            <text:p>0.0007</text:p>
          </table:table-cell>
          <table:table-cell table:formula="of:=ABS([$rezultati_analiticki.F13]-[$rezultati_simulacija.F13])" office:value-type="float" office:value="0.00351632124385926" calcext:value-type="float">
            <text:p>0.0035</text:p>
          </table:table-cell>
          <table:table-cell table:formula="of:=ABS([$rezultati_analiticki.G13]-[$rezultati_simulacija.G13])" office:value-type="float" office:value="0.00550280445672446" calcext:value-type="float">
            <text:p>0.0055</text:p>
          </table:table-cell>
          <table:table-cell table:formula="of:=ABS([$rezultati_analiticki.H13]-[$rezultati_simulacija.H13])" office:value-type="float" office:value="0.00155089487374294" calcext:value-type="float">
            <text:p>0.0016</text:p>
          </table:table-cell>
          <table:table-cell table:formula="of:=ABS([$rezultati_analiticki.I13]-[$rezultati_simulacija.I13])" office:value-type="float" office:value="0.0125914880076217" calcext:value-type="float">
            <text:p>0.0126</text:p>
          </table:table-cell>
          <table:table-cell table:formula="of:=ABS([$rezultati_analiticki.J13]-[$rezultati_simulacija.J13])" office:value-type="float" office:value="0.00665634935898085" calcext:value-type="float">
            <text:p>0.0067</text:p>
          </table:table-cell>
          <table:table-cell table:formula="of:=ABS([$rezultati_analiticki.K13]-[$rezultati_simulacija.K13])" office:value-type="float" office:value="0.00529643331294993" calcext:value-type="float">
            <text:p>0.0053</text:p>
          </table:table-cell>
          <table:table-cell table:formula="of:=ABS([$rezultati_analiticki.L13]-[$rezultati_simulacija.L13])" office:value-type="float" office:value="0" calcext:value-type="float">
            <text:p>0.0000</text:p>
          </table:table-cell>
          <table:table-cell table:formula="of:=ABS([$rezultati_analiticki.M13]-[$rezultati_simulacija.M13])" office:value-type="float" office:value="0.68803020810293" calcext:value-type="float">
            <text:p>0.6880</text:p>
          </table:table-cell>
          <table:table-cell table:formula="of:=ABS([$rezultati_analiticki.N13]-[$rezultati_simulacija.N13])" office:value-type="float" office:value="0.0138638928547863" calcext:value-type="float">
            <text:p>0.0139</text:p>
          </table:table-cell>
          <table:table-cell table:formula="of:=ABS([$rezultati_analiticki.O13]-[$rezultati_simulacija.O13])" office:value-type="float" office:value="0.198347297516875" calcext:value-type="float">
            <text:p>0.1983</text:p>
          </table:table-cell>
          <table:table-cell table:formula="of:=ABS([$rezultati_analiticki.P13]-[$rezultati_simulacija.P13])" office:value-type="float" office:value="0.473002147635206" calcext:value-type="float">
            <text:p>0.4730</text:p>
          </table:table-cell>
          <table:table-cell table:formula="of:=ABS([$rezultati_analiticki.Q13]-[$rezultati_simulacija.Q13])" office:value-type="float" office:value="0.144184022854276" calcext:value-type="float">
            <text:p>0.1442</text:p>
          </table:table-cell>
          <table:table-cell table:formula="of:=ABS([$rezultati_analiticki.R13]-[$rezultati_simulacija.R13])" office:value-type="float" office:value="0.344442079634376" calcext:value-type="float">
            <text:p>0.3444</text:p>
          </table:table-cell>
          <table:table-cell table:formula="of:=ABS([$rezultati_analiticki.S13]-[$rezultati_simulacija.S13])" office:value-type="float" office:value="0.119290065519735" calcext:value-type="float">
            <text:p>0.1193</text:p>
          </table:table-cell>
          <table:table-cell table:formula="of:=ABS([$rezultati_analiticki.T13]-[$rezultati_simulacija.T13])" office:value-type="float" office:value="0.103649152387383" calcext:value-type="float">
            <text:p>0.1036</text:p>
          </table:table-cell>
          <table:table-cell table:formula="of:=ABS([$rezultati_analiticki.U13]-[$rezultati_simulacija.U13])" office:value-type="float" office:value="0" calcext:value-type="float">
            <text:p>0.0000</text:p>
          </table:table-cell>
          <table:table-cell table:formula="of:=ABS([$rezultati_analiticki.V13]-[$rezultati_simulacija.V13])" office:value-type="float" office:value="6.62567858832644" calcext:value-type="float">
            <text:p>6.6257</text:p>
          </table:table-cell>
          <table:table-cell table:formula="of:=ABS([$rezultati_analiticki.W13]-[$rezultati_simulacija.W13])" office:value-type="float" office:value="0.0487059771707865" calcext:value-type="float">
            <text:p>0.0487</text:p>
          </table:table-cell>
          <table:table-cell table:formula="of:=ABS([$rezultati_analiticki.X13]-[$rezultati_simulacija.X13])" office:value-type="float" office:value="0.00744878563362317" calcext:value-type="float">
            <text:p>0.0074</text:p>
          </table:table-cell>
          <table:table-cell table:formula="of:=ABS([$rezultati_analiticki.Y13]-[$rezultati_simulacija.Y13])" office:value-type="float" office:value="0.0151132330302867" calcext:value-type="float">
            <text:p>0.0151</text:p>
          </table:table-cell>
          <table:table-cell table:formula="of:=ABS([$rezultati_analiticki.Z13]-[$rezultati_simulacija.Z13])" office:value-type="float" office:value="33.4860958472378" calcext:value-type="float">
            <text:p>33.4861</text:p>
          </table:table-cell>
          <table:table-cell table:formula="of:=ABS([$rezultati_analiticki.AA13]-[$rezultati_simulacija.AA13])" office:value-type="float" office:value="57.7928497528866" calcext:value-type="float">
            <text:p>57.7928</text:p>
          </table:table-cell>
          <table:table-cell table:formula="of:=ABS([$rezultati_analiticki.AB13]-[$rezultati_simulacija.AB13])" office:value-type="float" office:value="38.3712869767325" calcext:value-type="float">
            <text:p>38.3713</text:p>
          </table:table-cell>
          <table:table-cell table:formula="of:=ABS([$rezultati_analiticki.AC13]-[$rezultati_simulacija.AC13])" office:value-type="float" office:value="80.000736146021" calcext:value-type="float">
            <text:p>80.0007</text:p>
          </table:table-cell>
          <table:table-cell table:formula="of:=ABS([$rezultati_analiticki.AD13]-[$rezultati_simulacija.AD13])" office:value-type="float" office:value="0" calcext:value-type="float">
            <text:p>0.0000</text:p>
          </table:table-cell>
          <table:table-cell table:number-columns-repeated="16354"/>
        </table:table-row>
        <table:table-row table:style-name="ro1">
          <table:table-cell table:formula="of:=ABS([$rezultati_analiticki.A14]-[$rezultati_simulacija.A14])" office:value-type="float" office:value="0" calcext:value-type="float">
            <text:p>0.0000</text:p>
          </table:table-cell>
          <table:table-cell table:formula="of:=ABS([$rezultati_analiticki.B14]-[$rezultati_simulacija.B14])" office:value-type="float" office:value="0" calcext:value-type="float">
            <text:p>0.0000</text:p>
          </table:table-cell>
          <table:table-cell table:formula="of:=ABS([$rezultati_analiticki.C14]-[$rezultati_simulacija.C14])" office:value-type="float" office:value="0.0333209683311832" calcext:value-type="float">
            <text:p>0.0333</text:p>
          </table:table-cell>
          <table:table-cell table:formula="of:=ABS([$rezultati_analiticki.D14]-[$rezultati_simulacija.D14])" office:value-type="float" office:value="0.00408487643299005" calcext:value-type="float">
            <text:p>0.0041</text:p>
          </table:table-cell>
          <table:table-cell table:formula="of:=ABS([$rezultati_analiticki.E14]-[$rezultati_simulacija.E14])" office:value-type="float" office:value="0.00146844175447608" calcext:value-type="float">
            <text:p>0.0015</text:p>
          </table:table-cell>
          <table:table-cell table:formula="of:=ABS([$rezultati_analiticki.F14]-[$rezultati_simulacija.F14])" office:value-type="float" office:value="0.00221353370197566" calcext:value-type="float">
            <text:p>0.0022</text:p>
          </table:table-cell>
          <table:table-cell table:formula="of:=ABS([$rezultati_analiticki.G14]-[$rezultati_simulacija.G14])" office:value-type="float" office:value="0.000726780218819639" calcext:value-type="float">
            <text:p>0.0007</text:p>
          </table:table-cell>
          <table:table-cell table:formula="of:=ABS([$rezultati_analiticki.H14]-[$rezultati_simulacija.H14])" office:value-type="float" office:value="0.000844027827486465" calcext:value-type="float">
            <text:p>0.0008</text:p>
          </table:table-cell>
          <table:table-cell table:formula="of:=ABS([$rezultati_analiticki.I14]-[$rezultati_simulacija.I14])" office:value-type="float" office:value="0.00309077508996455" calcext:value-type="float">
            <text:p>0.0031</text:p>
          </table:table-cell>
          <table:table-cell table:formula="of:=ABS([$rezultati_analiticki.J14]-[$rezultati_simulacija.J14])" office:value-type="float" office:value="0.000847870811179846" calcext:value-type="float">
            <text:p>0.0008</text:p>
          </table:table-cell>
          <table:table-cell table:formula="of:=ABS([$rezultati_analiticki.K14]-[$rezultati_simulacija.K14])" office:value-type="float" office:value="0.00349479685743917" calcext:value-type="float">
            <text:p>0.0035</text:p>
          </table:table-cell>
          <table:table-cell table:formula="of:=ABS([$rezultati_analiticki.L14]-[$rezultati_simulacija.L14])" office:value-type="float" office:value="0.00344010912642409" calcext:value-type="float">
            <text:p>0.0034</text:p>
          </table:table-cell>
          <table:table-cell table:formula="of:=ABS([$rezultati_analiticki.M14]-[$rezultati_simulacija.M14])" office:value-type="float" office:value="0.691718906931115" calcext:value-type="float">
            <text:p>0.6917</text:p>
          </table:table-cell>
          <table:table-cell table:formula="of:=ABS([$rezultati_analiticki.N14]-[$rezultati_simulacija.N14])" office:value-type="float" office:value="0.239458336121281" calcext:value-type="float">
            <text:p>0.2395</text:p>
          </table:table-cell>
          <table:table-cell table:formula="of:=ABS([$rezultati_analiticki.O14]-[$rezultati_simulacija.O14])" office:value-type="float" office:value="0.119454905912002" calcext:value-type="float">
            <text:p>0.1195</text:p>
          </table:table-cell>
          <table:table-cell table:formula="of:=ABS([$rezultati_analiticki.P14]-[$rezultati_simulacija.P14])" office:value-type="float" office:value="0.0050070273127929" calcext:value-type="float">
            <text:p>0.0050</text:p>
          </table:table-cell>
          <table:table-cell table:formula="of:=ABS([$rezultati_analiticki.Q14]-[$rezultati_simulacija.Q14])" office:value-type="float" office:value="0.074562252236257" calcext:value-type="float">
            <text:p>0.0746</text:p>
          </table:table-cell>
          <table:table-cell table:formula="of:=ABS([$rezultati_analiticki.R14]-[$rezultati_simulacija.R14])" office:value-type="float" office:value="0.115117778989735" calcext:value-type="float">
            <text:p>0.1151</text:p>
          </table:table-cell>
          <table:table-cell table:formula="of:=ABS([$rezultati_analiticki.S14]-[$rezultati_simulacija.S14])" office:value-type="float" office:value="0.0412289425758665" calcext:value-type="float">
            <text:p>0.0412</text:p>
          </table:table-cell>
          <table:table-cell table:formula="of:=ABS([$rezultati_analiticki.T14]-[$rezultati_simulacija.T14])" office:value-type="float" office:value="0.00710435643170193" calcext:value-type="float">
            <text:p>0.0071</text:p>
          </table:table-cell>
          <table:table-cell table:formula="of:=ABS([$rezultati_analiticki.U14]-[$rezultati_simulacija.U14])" office:value-type="float" office:value="0.0151178500085596" calcext:value-type="float">
            <text:p>0.0151</text:p>
          </table:table-cell>
          <table:table-cell table:formula="of:=ABS([$rezultati_analiticki.V14]-[$rezultati_simulacija.V14])" office:value-type="float" office:value="0.0127811550845414" calcext:value-type="float">
            <text:p>0.0128</text:p>
          </table:table-cell>
          <table:table-cell table:formula="of:=ABS([$rezultati_analiticki.W14]-[$rezultati_simulacija.W14])" office:value-type="float" office:value="0.00483443504056016" calcext:value-type="float">
            <text:p>0.0048</text:p>
          </table:table-cell>
          <table:table-cell table:formula="of:=ABS([$rezultati_analiticki.X14]-[$rezultati_simulacija.X14])" office:value-type="float" office:value="0.00234883685926607" calcext:value-type="float">
            <text:p>0.0023</text:p>
          </table:table-cell>
          <table:table-cell table:formula="of:=ABS([$rezultati_analiticki.Y14]-[$rezultati_simulacija.Y14])" office:value-type="float" office:value="0.00155536118225172" calcext:value-type="float">
            <text:p>0.0016</text:p>
          </table:table-cell>
          <table:table-cell table:formula="of:=ABS([$rezultati_analiticki.Z14]-[$rezultati_simulacija.Z14])" office:value-type="float" office:value="0.00419407611837902" calcext:value-type="float">
            <text:p>0.0042</text:p>
          </table:table-cell>
          <table:table-cell table:formula="of:=ABS([$rezultati_analiticki.AA14]-[$rezultati_simulacija.AA14])" office:value-type="float" office:value="0.00963510304414184" calcext:value-type="float">
            <text:p>0.0096</text:p>
          </table:table-cell>
          <table:table-cell table:formula="of:=ABS([$rezultati_analiticki.AB14]-[$rezultati_simulacija.AB14])" office:value-type="float" office:value="0.00231730979425676" calcext:value-type="float">
            <text:p>0.0023</text:p>
          </table:table-cell>
          <table:table-cell table:formula="of:=ABS([$rezultati_analiticki.AC14]-[$rezultati_simulacija.AC14])" office:value-type="float" office:value="0.00540188885719384" calcext:value-type="float">
            <text:p>0.0054</text:p>
          </table:table-cell>
          <table:table-cell table:formula="of:=ABS([$rezultati_analiticki.AD14]-[$rezultati_simulacija.AD14])" office:value-type="float" office:value="0.00368189094186078" calcext:value-type="float">
            <text:p>0.0037</text:p>
          </table:table-cell>
          <table:table-cell table:number-columns-repeated="16354"/>
        </table:table-row>
        <table:table-row table:style-name="ro1">
          <table:table-cell table:formula="of:=ABS([$rezultati_analiticki.A15]-[$rezultati_simulacija.A15])" office:value-type="float" office:value="0" calcext:value-type="float">
            <text:p>0.0000</text:p>
          </table:table-cell>
          <table:table-cell table:formula="of:=ABS([$rezultati_analiticki.B15]-[$rezultati_simulacija.B15])" office:value-type="float" office:value="0" calcext:value-type="float">
            <text:p>0.0000</text:p>
          </table:table-cell>
          <table:table-cell table:formula="of:=ABS([$rezultati_analiticki.C15]-[$rezultati_simulacija.C15])" office:value-type="float" office:value="0.0447495727747833" calcext:value-type="float">
            <text:p>0.0447</text:p>
          </table:table-cell>
          <table:table-cell table:formula="of:=ABS([$rezultati_analiticki.D15]-[$rezultati_simulacija.D15])" office:value-type="float" office:value="0.0000220039039251496" calcext:value-type="float">
            <text:p>0.0000</text:p>
          </table:table-cell>
          <table:table-cell table:formula="of:=ABS([$rezultati_analiticki.E15]-[$rezultati_simulacija.E15])" office:value-type="float" office:value="0.00249285978292585" calcext:value-type="float">
            <text:p>0.0025</text:p>
          </table:table-cell>
          <table:table-cell table:formula="of:=ABS([$rezultati_analiticki.F15]-[$rezultati_simulacija.F15])" office:value-type="float" office:value="0.00135517001201324" calcext:value-type="float">
            <text:p>0.0014</text:p>
          </table:table-cell>
          <table:table-cell table:formula="of:=ABS([$rezultati_analiticki.G15]-[$rezultati_simulacija.G15])" office:value-type="float" office:value="0.00314031909801482" calcext:value-type="float">
            <text:p>0.0031</text:p>
          </table:table-cell>
          <table:table-cell table:formula="of:=ABS([$rezultati_analiticki.H15]-[$rezultati_simulacija.H15])" office:value-type="float" office:value="0.00177830225720937" calcext:value-type="float">
            <text:p>0.0018</text:p>
          </table:table-cell>
          <table:table-cell table:formula="of:=ABS([$rezultati_analiticki.I15]-[$rezultati_simulacija.I15])" office:value-type="float" office:value="0.0026975318721274" calcext:value-type="float">
            <text:p>0.0027</text:p>
          </table:table-cell>
          <table:table-cell table:formula="of:=ABS([$rezultati_analiticki.J15]-[$rezultati_simulacija.J15])" office:value-type="float" office:value="0.00559213660689928" calcext:value-type="float">
            <text:p>0.0056</text:p>
          </table:table-cell>
          <table:table-cell table:formula="of:=ABS([$rezultati_analiticki.K15]-[$rezultati_simulacija.K15])" office:value-type="float" office:value="0.0032479779481735" calcext:value-type="float">
            <text:p>0.0032</text:p>
          </table:table-cell>
          <table:table-cell table:formula="of:=ABS([$rezultati_analiticki.L15]-[$rezultati_simulacija.L15])" office:value-type="float" office:value="0.00194046618130106" calcext:value-type="float">
            <text:p>0.0019</text:p>
          </table:table-cell>
          <table:table-cell table:formula="of:=ABS([$rezultati_analiticki.M15]-[$rezultati_simulacija.M15])" office:value-type="float" office:value="0.182494496351751" calcext:value-type="float">
            <text:p>0.1825</text:p>
          </table:table-cell>
          <table:table-cell table:formula="of:=ABS([$rezultati_analiticki.N15]-[$rezultati_simulacija.N15])" office:value-type="float" office:value="0.172326568563349" calcext:value-type="float">
            <text:p>0.1723</text:p>
          </table:table-cell>
          <table:table-cell table:formula="of:=ABS([$rezultati_analiticki.O15]-[$rezultati_simulacija.O15])" office:value-type="float" office:value="0.149938484442394" calcext:value-type="float">
            <text:p>0.1499</text:p>
          </table:table-cell>
          <table:table-cell table:formula="of:=ABS([$rezultati_analiticki.P15]-[$rezultati_simulacija.P15])" office:value-type="float" office:value="0.054775739902535" calcext:value-type="float">
            <text:p>0.0548</text:p>
          </table:table-cell>
          <table:table-cell table:formula="of:=ABS([$rezultati_analiticki.Q15]-[$rezultati_simulacija.Q15])" office:value-type="float" office:value="0.120804010302162" calcext:value-type="float">
            <text:p>0.1208</text:p>
          </table:table-cell>
          <table:table-cell table:formula="of:=ABS([$rezultati_analiticki.R15]-[$rezultati_simulacija.R15])" office:value-type="float" office:value="0.132518471766666" calcext:value-type="float">
            <text:p>0.1325</text:p>
          </table:table-cell>
          <table:table-cell table:formula="of:=ABS([$rezultati_analiticki.S15]-[$rezultati_simulacija.S15])" office:value-type="float" office:value="0.181405266551881" calcext:value-type="float">
            <text:p>0.1814</text:p>
          </table:table-cell>
          <table:table-cell table:formula="of:=ABS([$rezultati_analiticki.T15]-[$rezultati_simulacija.T15])" office:value-type="float" office:value="0.0852499777310989" calcext:value-type="float">
            <text:p>0.0852</text:p>
          </table:table-cell>
          <table:table-cell table:formula="of:=ABS([$rezultati_analiticki.U15]-[$rezultati_simulacija.U15])" office:value-type="float" office:value="0.0546957309903391" calcext:value-type="float">
            <text:p>0.0547</text:p>
          </table:table-cell>
          <table:table-cell table:formula="of:=ABS([$rezultati_analiticki.V15]-[$rezultati_simulacija.V15])" office:value-type="float" office:value="0.0229546948879555" calcext:value-type="float">
            <text:p>0.0230</text:p>
          </table:table-cell>
          <table:table-cell table:formula="of:=ABS([$rezultati_analiticki.W15]-[$rezultati_simulacija.W15])" office:value-type="float" office:value="0.0060151262400151" calcext:value-type="float">
            <text:p>0.0060</text:p>
          </table:table-cell>
          <table:table-cell table:formula="of:=ABS([$rezultati_analiticki.X15]-[$rezultati_simulacija.X15])" office:value-type="float" office:value="0.00651817917047715" calcext:value-type="float">
            <text:p>0.0065</text:p>
          </table:table-cell>
          <table:table-cell table:formula="of:=ABS([$rezultati_analiticki.Y15]-[$rezultati_simulacija.Y15])" office:value-type="float" office:value="0.00457461202054299" calcext:value-type="float">
            <text:p>0.0046</text:p>
          </table:table-cell>
          <table:table-cell table:formula="of:=ABS([$rezultati_analiticki.Z15]-[$rezultati_simulacija.Z15])" office:value-type="float" office:value="0.00821926960653774" calcext:value-type="float">
            <text:p>0.0082</text:p>
          </table:table-cell>
          <table:table-cell table:formula="of:=ABS([$rezultati_analiticki.AA15]-[$rezultati_simulacija.AA15])" office:value-type="float" office:value="0.00527598475473767" calcext:value-type="float">
            <text:p>0.0053</text:p>
          </table:table-cell>
          <table:table-cell table:formula="of:=ABS([$rezultati_analiticki.AB15]-[$rezultati_simulacija.AB15])" office:value-type="float" office:value="0.012331906018724" calcext:value-type="float">
            <text:p>0.0123</text:p>
          </table:table-cell>
          <table:table-cell table:formula="of:=ABS([$rezultati_analiticki.AC15]-[$rezultati_simulacija.AC15])" office:value-type="float" office:value="0.00432319243729606" calcext:value-type="float">
            <text:p>0.0043</text:p>
          </table:table-cell>
          <table:table-cell table:formula="of:=ABS([$rezultati_analiticki.AD15]-[$rezultati_simulacija.AD15])" office:value-type="float" office:value="0.00297706912937235" calcext:value-type="float">
            <text:p>0.0030</text:p>
          </table:table-cell>
          <table:table-cell table:number-columns-repeated="16354"/>
        </table:table-row>
        <table:table-row table:style-name="ro1">
          <table:table-cell table:formula="of:=ABS([$rezultati_analiticki.A16]-[$rezultati_simulacija.A16])" office:value-type="float" office:value="0" calcext:value-type="float">
            <text:p>0.0000</text:p>
          </table:table-cell>
          <table:table-cell table:formula="of:=ABS([$rezultati_analiticki.B16]-[$rezultati_simulacija.B16])" office:value-type="float" office:value="0" calcext:value-type="float">
            <text:p>0.0000</text:p>
          </table:table-cell>
          <table:table-cell table:formula="of:=ABS([$rezultati_analiticki.C16]-[$rezultati_simulacija.C16])" office:value-type="float" office:value="0.0693732669613903" calcext:value-type="float">
            <text:p>0.0694</text:p>
          </table:table-cell>
          <table:table-cell table:formula="of:=ABS([$rezultati_analiticki.D16]-[$rezultati_simulacija.D16])" office:value-type="float" office:value="0.00288123987437516" calcext:value-type="float">
            <text:p>0.0029</text:p>
          </table:table-cell>
          <table:table-cell table:formula="of:=ABS([$rezultati_analiticki.E16]-[$rezultati_simulacija.E16])" office:value-type="float" office:value="0.002316907355295" calcext:value-type="float">
            <text:p>0.0023</text:p>
          </table:table-cell>
          <table:table-cell table:formula="of:=ABS([$rezultati_analiticki.F16]-[$rezultati_simulacija.F16])" office:value-type="float" office:value="0.000982232765652125" calcext:value-type="float">
            <text:p>0.0010</text:p>
          </table:table-cell>
          <table:table-cell table:formula="of:=ABS([$rezultati_analiticki.G16]-[$rezultati_simulacija.G16])" office:value-type="float" office:value="0.00247870932738592" calcext:value-type="float">
            <text:p>0.0025</text:p>
          </table:table-cell>
          <table:table-cell table:formula="of:=ABS([$rezultati_analiticki.H16]-[$rezultati_simulacija.H16])" office:value-type="float" office:value="0.00575647107552435" calcext:value-type="float">
            <text:p>0.0058</text:p>
          </table:table-cell>
          <table:table-cell table:formula="of:=ABS([$rezultati_analiticki.I16]-[$rezultati_simulacija.I16])" office:value-type="float" office:value="0.000763230144836702" calcext:value-type="float">
            <text:p>0.0008</text:p>
          </table:table-cell>
          <table:table-cell table:formula="of:=ABS([$rezultati_analiticki.J16]-[$rezultati_simulacija.J16])" office:value-type="float" office:value="0.00196593244615251" calcext:value-type="float">
            <text:p>0.0020</text:p>
          </table:table-cell>
          <table:table-cell table:formula="of:=ABS([$rezultati_analiticki.K16]-[$rezultati_simulacija.K16])" office:value-type="float" office:value="0.0046303287138908" calcext:value-type="float">
            <text:p>0.0046</text:p>
          </table:table-cell>
          <table:table-cell table:formula="of:=ABS([$rezultati_analiticki.L16]-[$rezultati_simulacija.L16])" office:value-type="float" office:value="0.000671951291441486" calcext:value-type="float">
            <text:p>0.0007</text:p>
          </table:table-cell>
          <table:table-cell table:formula="of:=ABS([$rezultati_analiticki.M16]-[$rezultati_simulacija.M16])" office:value-type="float" office:value="0.347574606098789" calcext:value-type="float">
            <text:p>0.3476</text:p>
          </table:table-cell>
          <table:table-cell table:formula="of:=ABS([$rezultati_analiticki.N16]-[$rezultati_simulacija.N16])" office:value-type="float" office:value="0.179606713397774" calcext:value-type="float">
            <text:p>0.1796</text:p>
          </table:table-cell>
          <table:table-cell table:formula="of:=ABS([$rezultati_analiticki.O16]-[$rezultati_simulacija.O16])" office:value-type="float" office:value="0.0456996472339526" calcext:value-type="float">
            <text:p>0.0457</text:p>
          </table:table-cell>
          <table:table-cell table:formula="of:=ABS([$rezultati_analiticki.P16]-[$rezultati_simulacija.P16])" office:value-type="float" office:value="0.267847084709565" calcext:value-type="float">
            <text:p>0.2678</text:p>
          </table:table-cell>
          <table:table-cell table:formula="of:=ABS([$rezultati_analiticki.Q16]-[$rezultati_simulacija.Q16])" office:value-type="float" office:value="0.217335845081912" calcext:value-type="float">
            <text:p>0.2173</text:p>
          </table:table-cell>
          <table:table-cell table:formula="of:=ABS([$rezultati_analiticki.R16]-[$rezultati_simulacija.R16])" office:value-type="float" office:value="0.0282033991637114" calcext:value-type="float">
            <text:p>0.0282</text:p>
          </table:table-cell>
          <table:table-cell table:formula="of:=ABS([$rezultati_analiticki.S16]-[$rezultati_simulacija.S16])" office:value-type="float" office:value="0.219002401038331" calcext:value-type="float">
            <text:p>0.2190</text:p>
          </table:table-cell>
          <table:table-cell table:formula="of:=ABS([$rezultati_analiticki.T16]-[$rezultati_simulacija.T16])" office:value-type="float" office:value="0.0670897048134727" calcext:value-type="float">
            <text:p>0.0671</text:p>
          </table:table-cell>
          <table:table-cell table:formula="of:=ABS([$rezultati_analiticki.U16]-[$rezultati_simulacija.U16])" office:value-type="float" office:value="0.0690123649606846" calcext:value-type="float">
            <text:p>0.0690</text:p>
          </table:table-cell>
          <table:table-cell table:formula="of:=ABS([$rezultati_analiticki.V16]-[$rezultati_simulacija.V16])" office:value-type="float" office:value="0.111240024555717" calcext:value-type="float">
            <text:p>0.1112</text:p>
          </table:table-cell>
          <table:table-cell table:formula="of:=ABS([$rezultati_analiticki.W16]-[$rezultati_simulacija.W16])" office:value-type="float" office:value="0.00394827233350181" calcext:value-type="float">
            <text:p>0.0039</text:p>
          </table:table-cell>
          <table:table-cell table:formula="of:=ABS([$rezultati_analiticki.X16]-[$rezultati_simulacija.X16])" office:value-type="float" office:value="0.00279882869667669" calcext:value-type="float">
            <text:p>0.0028</text:p>
          </table:table-cell>
          <table:table-cell table:formula="of:=ABS([$rezultati_analiticki.Y16]-[$rezultati_simulacija.Y16])" office:value-type="float" office:value="0.0113006351241685" calcext:value-type="float">
            <text:p>0.0113</text:p>
          </table:table-cell>
          <table:table-cell table:formula="of:=ABS([$rezultati_analiticki.Z16]-[$rezultati_simulacija.Z16])" office:value-type="float" office:value="0.0402519170311377" calcext:value-type="float">
            <text:p>0.0403</text:p>
          </table:table-cell>
          <table:table-cell table:formula="of:=ABS([$rezultati_analiticki.AA16]-[$rezultati_simulacija.AA16])" office:value-type="float" office:value="0.00934211757903136" calcext:value-type="float">
            <text:p>0.0093</text:p>
          </table:table-cell>
          <table:table-cell table:formula="of:=ABS([$rezultati_analiticki.AB16]-[$rezultati_simulacija.AB16])" office:value-type="float" office:value="0.0632825866207378" calcext:value-type="float">
            <text:p>0.0633</text:p>
          </table:table-cell>
          <table:table-cell table:formula="of:=ABS([$rezultati_analiticki.AC16]-[$rezultati_simulacija.AC16])" office:value-type="float" office:value="0.0450958877623877" calcext:value-type="float">
            <text:p>0.0451</text:p>
          </table:table-cell>
          <table:table-cell table:formula="of:=ABS([$rezultati_analiticki.AD16]-[$rezultati_simulacija.AD16])" office:value-type="float" office:value="0.0137762500499043" calcext:value-type="float">
            <text:p>0.0138</text:p>
          </table:table-cell>
          <table:table-cell table:number-columns-repeated="16354"/>
        </table:table-row>
        <table:table-row table:style-name="ro1">
          <table:table-cell table:formula="of:=ABS([$rezultati_analiticki.A17]-[$rezultati_simulacija.A17])" office:value-type="float" office:value="0" calcext:value-type="float">
            <text:p>0.0000</text:p>
          </table:table-cell>
          <table:table-cell table:formula="of:=ABS([$rezultati_analiticki.B17]-[$rezultati_simulacija.B17])" office:value-type="float" office:value="0" calcext:value-type="float">
            <text:p>0.0000</text:p>
          </table:table-cell>
          <table:table-cell table:formula="of:=ABS([$rezultati_analiticki.C17]-[$rezultati_simulacija.C17])" office:value-type="float" office:value="0.0841092819795211" calcext:value-type="float">
            <text:p>0.0841</text:p>
          </table:table-cell>
          <table:table-cell table:formula="of:=ABS([$rezultati_analiticki.D17]-[$rezultati_simulacija.D17])" office:value-type="float" office:value="0.00107070213243443" calcext:value-type="float">
            <text:p>0.0011</text:p>
          </table:table-cell>
          <table:table-cell table:formula="of:=ABS([$rezultati_analiticki.E17]-[$rezultati_simulacija.E17])" office:value-type="float" office:value="0.00665422622700385" calcext:value-type="float">
            <text:p>0.0067</text:p>
          </table:table-cell>
          <table:table-cell table:formula="of:=ABS([$rezultati_analiticki.F17]-[$rezultati_simulacija.F17])" office:value-type="float" office:value="0.00556967557408816" calcext:value-type="float">
            <text:p>0.0056</text:p>
          </table:table-cell>
          <table:table-cell table:formula="of:=ABS([$rezultati_analiticki.G17]-[$rezultati_simulacija.G17])" office:value-type="float" office:value="0.00581089540941671" calcext:value-type="float">
            <text:p>0.0058</text:p>
          </table:table-cell>
          <table:table-cell table:formula="of:=ABS([$rezultati_analiticki.H17]-[$rezultati_simulacija.H17])" office:value-type="float" office:value="0.00528897452061183" calcext:value-type="float">
            <text:p>0.0053</text:p>
          </table:table-cell>
          <table:table-cell table:formula="of:=ABS([$rezultati_analiticki.I17]-[$rezultati_simulacija.I17])" office:value-type="float" office:value="0.00423932177678699" calcext:value-type="float">
            <text:p>0.0042</text:p>
          </table:table-cell>
          <table:table-cell table:formula="of:=ABS([$rezultati_analiticki.J17]-[$rezultati_simulacija.J17])" office:value-type="float" office:value="0.00468732512160819" calcext:value-type="float">
            <text:p>0.0047</text:p>
          </table:table-cell>
          <table:table-cell table:formula="of:=ABS([$rezultati_analiticki.K17]-[$rezultati_simulacija.K17])" office:value-type="float" office:value="0.00543932558352878" calcext:value-type="float">
            <text:p>0.0054</text:p>
          </table:table-cell>
          <table:table-cell table:formula="of:=ABS([$rezultati_analiticki.L17]-[$rezultati_simulacija.L17])" office:value-type="float" office:value="0.00659273507294267" calcext:value-type="float">
            <text:p>0.0066</text:p>
          </table:table-cell>
          <table:table-cell table:formula="of:=ABS([$rezultati_analiticki.M17]-[$rezultati_simulacija.M17])" office:value-type="float" office:value="0.560283760742834" calcext:value-type="float">
            <text:p>0.5603</text:p>
          </table:table-cell>
          <table:table-cell table:formula="of:=ABS([$rezultati_analiticki.N17]-[$rezultati_simulacija.N17])" office:value-type="float" office:value="0.476883524336799" calcext:value-type="float">
            <text:p>0.4769</text:p>
          </table:table-cell>
          <table:table-cell table:formula="of:=ABS([$rezultati_analiticki.O17]-[$rezultati_simulacija.O17])" office:value-type="float" office:value="0.143826668410775" calcext:value-type="float">
            <text:p>0.1438</text:p>
          </table:table-cell>
          <table:table-cell table:formula="of:=ABS([$rezultati_analiticki.P17]-[$rezultati_simulacija.P17])" office:value-type="float" office:value="0.27954270278736" calcext:value-type="float">
            <text:p>0.2795</text:p>
          </table:table-cell>
          <table:table-cell table:formula="of:=ABS([$rezultati_analiticki.Q17]-[$rezultati_simulacija.Q17])" office:value-type="float" office:value="0.03881779550019" calcext:value-type="float">
            <text:p>0.0388</text:p>
          </table:table-cell>
          <table:table-cell table:formula="of:=ABS([$rezultati_analiticki.R17]-[$rezultati_simulacija.R17])" office:value-type="float" office:value="0.0799187361191436" calcext:value-type="float">
            <text:p>0.0799</text:p>
          </table:table-cell>
          <table:table-cell table:formula="of:=ABS([$rezultati_analiticki.S17]-[$rezultati_simulacija.S17])" office:value-type="float" office:value="0.0821404085850297" calcext:value-type="float">
            <text:p>0.0821</text:p>
          </table:table-cell>
          <table:table-cell table:formula="of:=ABS([$rezultati_analiticki.T17]-[$rezultati_simulacija.T17])" office:value-type="float" office:value="0.0678224828624892" calcext:value-type="float">
            <text:p>0.0678</text:p>
          </table:table-cell>
          <table:table-cell table:formula="of:=ABS([$rezultati_analiticki.U17]-[$rezultati_simulacija.U17])" office:value-type="float" office:value="0.0549249208778839" calcext:value-type="float">
            <text:p>0.0549</text:p>
          </table:table-cell>
          <table:table-cell table:formula="of:=ABS([$rezultati_analiticki.V17]-[$rezultati_simulacija.V17])" office:value-type="float" office:value="33.7859334924186" calcext:value-type="float">
            <text:p>33.7859</text:p>
          </table:table-cell>
          <table:table-cell table:formula="of:=ABS([$rezultati_analiticki.W17]-[$rezultati_simulacija.W17])" office:value-type="float" office:value="0.0628386109770758" calcext:value-type="float">
            <text:p>0.0628</text:p>
          </table:table-cell>
          <table:table-cell table:formula="of:=ABS([$rezultati_analiticki.X17]-[$rezultati_simulacija.X17])" office:value-type="float" office:value="0.00256196375046081" calcext:value-type="float">
            <text:p>0.0026</text:p>
          </table:table-cell>
          <table:table-cell table:formula="of:=ABS([$rezultati_analiticki.Y17]-[$rezultati_simulacija.Y17])" office:value-type="float" office:value="0.0164825190199847" calcext:value-type="float">
            <text:p>0.0165</text:p>
          </table:table-cell>
          <table:table-cell table:formula="of:=ABS([$rezultati_analiticki.Z17]-[$rezultati_simulacija.Z17])" office:value-type="float" office:value="0.0305372786367202" calcext:value-type="float">
            <text:p>0.0305</text:p>
          </table:table-cell>
          <table:table-cell table:formula="of:=ABS([$rezultati_analiticki.AA17]-[$rezultati_simulacija.AA17])" office:value-type="float" office:value="0.0167434358296252" calcext:value-type="float">
            <text:p>0.0167</text:p>
          </table:table-cell>
          <table:table-cell table:formula="of:=ABS([$rezultati_analiticki.AB17]-[$rezultati_simulacija.AB17])" office:value-type="float" office:value="0.183283198708839" calcext:value-type="float">
            <text:p>0.1833</text:p>
          </table:table-cell>
          <table:table-cell table:formula="of:=ABS([$rezultati_analiticki.AC17]-[$rezultati_simulacija.AC17])" office:value-type="float" office:value="0.0942948059753013" calcext:value-type="float">
            <text:p>0.0943</text:p>
          </table:table-cell>
          <table:table-cell table:formula="of:=ABS([$rezultati_analiticki.AD17]-[$rezultati_simulacija.AD17])" office:value-type="float" office:value="0.136514808538227" calcext:value-type="float">
            <text:p>0.1365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 number:grouping="true"/>
      <number:text loext:blank-width-char=")"> </number:text>
    </number:number-style>
    <number:number-style style:name="N130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0P0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15:48:25.841093451</dc:date>
    <meta:editing-duration>PT14M11S</meta:editing-duration>
    <meta:editing-cycles>8</meta:editing-cycles>
    <meta:document-statistic meta:table-count="3" meta:cell-count="1458" meta:object-count="0"/>
  </office:meta>
</office:document-meta>
</file>